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1.089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3854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0.7598in"/>
    </style:style>
    <style:style style:name="co12" style:family="table-column">
      <style:table-column-properties fo:break-before="auto" style:column-width="0.9882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0.9555in"/>
    </style:style>
    <style:style style:name="co15" style:family="table-column">
      <style:table-column-properties fo:break-before="auto" style:column-width="0.8661in"/>
    </style:style>
    <style:style style:name="co16" style:family="table-column">
      <style:table-column-properties fo:break-before="auto" style:column-width="1.1693in"/>
    </style:style>
    <style:style style:name="co17" style:family="table-column">
      <style:table-column-properties fo:break-before="auto" style:column-width="1.8866in"/>
    </style:style>
    <style:style style:name="co18" style:family="table-column">
      <style:table-column-properties fo:break-before="auto" style:column-width="1.6165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0.7591in"/>
    </style:style>
    <style:style style:name="co21" style:family="table-column">
      <style:table-column-properties fo:break-before="auto" style:column-width="0.5984in"/>
    </style:style>
    <style:style style:name="co22" style:family="table-column">
      <style:table-column-properties fo:break-before="auto" style:column-width="0.7772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3.0264in"/>
    </style:style>
    <style:style style:name="co25" style:family="table-column">
      <style:table-column-properties fo:break-before="auto" style:column-width="2.6799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711in"/>
    </style:style>
    <style:style style:name="co28" style:family="table-column">
      <style:table-column-properties fo:break-before="auto" style:column-width="0.922in"/>
    </style:style>
    <style:style style:name="co29" style:family="table-column">
      <style:table-column-properties fo:break-before="auto" style:column-width="0.2311in"/>
    </style:style>
    <style:style style:name="co30" style:family="table-column">
      <style:table-column-properties fo:break-before="auto" style:column-width="0.2118in"/>
    </style:style>
    <style:style style:name="co31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48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61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ce13"/>
        <table:table-column table:style-name="co4" table:default-cell-style-name="ce55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18"/>
        <table:table-column table:style-name="co4" table:default-cell-style-name="ce18"/>
        <table:table-column table:style-name="co4" table:default-cell-style-name="ce44"/>
        <table:table-column table:style-name="co18" table:default-cell-style-name="ce27"/>
        <table:table-column table:style-name="co19" table:default-cell-style-name="ce31"/>
        <table:table-column table:style-name="co20" table:default-cell-style-name="ce37"/>
        <table:table-column table:style-name="co21" table:default-cell-style-name="ce18"/>
        <table:table-column table:style-name="co22" table:default-cell-style-name="ce18"/>
        <table:table-column table:style-name="co23" table:default-cell-style-name="ce44"/>
        <table:table-column table:style-name="co24" table:default-cell-style-name="ce46"/>
        <table:table-column table:style-name="co25" table:default-cell-style-name="Default"/>
        <table:table-column table:style-name="co26" table:default-cell-style-name="Default"/>
        <table:table-column table:style-name="co27" table:default-cell-style-name="ce136"/>
        <table:table-column table:style-name="co26" table:default-cell-style-name="ce136"/>
        <table:table-column table:style-name="co26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30" table:default-cell-style-name="Default"/>
        <table:table-column table:style-name="co26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BENENNE</text:p>
          </table:table-cell>
          <table:table-cell table:style-name="ce47" office:value-type="string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K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N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Q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T$1])" office:value-type="string" office:string-value="LSG.FORMEL" calcext:value-type="string">
            <text:p>LSG.FORMEL</text:p>
          </table:table-cell>
          <table:table-cell table:style-name="ce47"/>
          <table:table-cell table:style-name="ce53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table:number-columns-repeated="4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3"/>
          <table:table-cell table:style-name="ce2"/>
          <table:table-cell table:style-name="ce6" table:number-columns-repeated="6"/>
          <table:table-cell table:style-name="ce2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Benenne die Einheit (wie man spricht)</text:p>
          </table:table-cell>
          <table:table-cell table:style-name="ce16" table:number-columns-repeated="2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 table:number-columns-repeated="2"/>
          <table:table-cell table:style-name="ce106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State the name of the unit (as pronounced)</text:p>
          </table:table-cell>
          <table:table-cell table:style-name="ce4" table:number-columns-repeated="2"/>
          <table:table-cell table:style-name="ce4" office:value-type="string" calcext:value-type="string">
            <text:p>Convert to SI units</text:p>
          </table:table-cell>
          <table:table-cell table:style-name="ce4" table:formula="of:=[.L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O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43" office:value-type="string" calcext:value-type="string">
            <text:p>def. Term der Formel</text:p>
          </table:table-cell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0]=&quot;&quot;;&quot;&quot;;[.X10])" office:value-type="string" office:string-value="activity (radioactive)" calcext:value-type="string">
            <text:p>activity (radioactive)</text:p>
          </table:table-cell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8" table:formula="of:=IF([.$X10]=&quot;&quot;;&quot;&quot;;CONCATENATE(&quot;\SI{1}{&quot;;[.$AC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48" table:formula="of:=IF([.$X10]=&quot;&quot;;&quot;&quot;;CONCATENATE(&quot;\SI{1}{&quot;;[.$AC10];&quot;}&quot;))" office:value-type="string" office:string-value="\SI{1}{\becquerel}" calcext:value-type="string">
            <text:p>\SI{1}{\becquerel}</text:p>
          </table:table-cell>
          <table:table-cell table:style-name="ce48" table:formula="of:=IF([.$AB10]=&quot;&quot;;&quot;&quot;;[.$AB10])" office:value-type="string" office:string-value="becquerel" calcext:value-type="string">
            <text:p>becquerel</text:p>
          </table:table-cell>
          <table:table-cell table:style-name="ce59"/>
          <table:table-cell table:style-name="ce3" table:formula="of:=IF([.$X10]=&quot;&quot;;&quot;&quot;;[.$F10])" office:value-type="string" office:string-value="\SI{1}{\becquerel}" calcext:value-type="string">
            <text:p>\SI{1}{\becquerel}</text:p>
          </table:table-cell>
          <table:table-cell table:style-name="ce61" table:formula="of:=IF([.X10]=&quot;&quot;;&quot;&quot;;CONCATENATE(&quot;\si{&quot;;[.$AD10];&quot;}&quot;))" office:value-type="string" office:string-value="\si{\per\second}" calcext:value-type="string">
            <text:p>\si{\per\second}</text:p>
          </table:table-cell>
          <table:table-cell table:style-name="ce61"/>
          <table:table-cell table:style-name="ce3" table:formula="of:=IF([.$W10]=&quot;&quot;;&quot;&quot;;&quot;$&quot; &amp; [.$W10] &amp; &quot;$&quot;)" office:value-type="string" office:string-value="$-\frac{\Delta N}{\Delta t}$" calcext:value-type="string">
            <text:p>$-\frac{\Delta N}{\Delta t}$</text:p>
          </table:table-cell>
          <table:table-cell table:style-name="ce8" table:formula="of:=IF([.W10]=&quot;&quot;;&quot;&quot;;&quot;$&quot; &amp;[.Y10] &amp; &quot;=&quot; &amp;[.W10] &amp; &quot;$&quot;)" office:value-type="string" office:string-value="$A=-\frac{\Delta N}{\Delta t}$" calcext:value-type="string">
            <text:p>$A=-\frac{\Delta N}{\Delta t}$</text:p>
          </table:table-cell>
          <table:table-cell table:style-name="ce8"/>
          <table:table-cell table:style-name="ce3" table:formula="of:=IF([.X10]=&quot;&quot;;&quot;&quot;;[.$AC10])" office:value-type="string" office:string-value="\becquerel" calcext:value-type="string">
            <text:p>\becquerel</text:p>
          </table:table-cell>
          <table:table-cell table:style-name="ce7" table:formula="of:=IF([.X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3" table:formula="of:=IF([.W10]=&quot;&quot;;&quot;&quot;;&quot;$&quot; &amp;[.Y10] &amp; &quot;=&quot; &amp;[.W10] &amp; &quot;$&quot;)" office:value-type="string" office:string-value="$A=-\frac{\Delta N}{\Delta t}$" calcext:value-type="string">
            <text:p>$A=-\frac{\Delta N}{\Delta t}$</text:p>
          </table:table-cell>
          <table:table-cell table:style-name="ce88"/>
          <table:table-cell table:style-name="ce82" office:value-type="string" calcext:value-type="string">
            <text:p>-\frac{\Delta N}{\Delta t}</text:p>
          </table:table-cell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61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11]=&quot;&quot;;&quot;&quot;;CONCATENATE(&quot;&quot;;[.X11]))" office:value-type="string" office:string-value="number" calcext:value-type="string">
            <text:p>number</text:p>
          </table:table-cell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8" table:formula="of:=IF([.$X11]=&quot;&quot;;&quot;&quot;;CONCATENATE(&quot;\SI{1}{&quot;;[.$AC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48" table:formula="of:=IF([.$X11]=&quot;&quot;;&quot;&quot;;CONCATENATE(&quot;\SI{1}{&quot;;[.$AC11];&quot;}&quot;))" office:value-type="string" office:string-value="\SI{1}{\noop}" calcext:value-type="string">
            <text:p>\SI{1}{\noop}</text:p>
          </table:table-cell>
          <table:table-cell table:style-name="ce48" table:formula="of:=IF([.$AB11]=&quot;&quot;;&quot;&quot;;[.$AB11])">
            <text:p/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3" table:formula="of:=IF([.$W11]=&quot;&quot;;&quot;&quot;;&quot;$&quot; &amp; [.$W11] &amp; &quot;$&quot;)">
            <text:p/>
          </table:table-cell>
          <table:table-cell table:style-name="ce8" table:formula="of:=IF([.W11]=&quot;&quot;;&quot;&quot;;&quot;$&quot; &amp;[.Y11] &amp; &quot;=&quot; &amp;[.W11] &amp; &quot;$&quot;)">
            <text:p/>
          </table:table-cell>
          <table:table-cell table:style-name="ce8"/>
          <table:table-cell table:style-name="ce3" table:formula="of:=IF([.X11]=&quot;&quot;;&quot;&quot;;[.$AC11])" office:value-type="string" office:string-value="\noop" calcext:value-type="string">
            <text:p>\noop</text:p>
          </table:table-cell>
          <table:table-cell table:style-name="ce7" table:formula="of:=IF([.X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3" table:formula="of:=IF([.W11]=&quot;&quot;;&quot;&quot;;&quot;$&quot; &amp;[.Y11] &amp; &quot;=&quot; &amp;[.W11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61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2]=&quot;&quot;;&quot;&quot;;CONCATENATE(&quot;&quot;;[.X12]))" office:value-type="string" office:string-value="equivalent dose" calcext:value-type="string">
            <text:p>equivalent dose</text:p>
          </table:table-cell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8" table:formula="of:=IF([.$X12]=&quot;&quot;;&quot;&quot;;CONCATENATE(&quot;\SI{1}{&quot;;[.$AC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48" table:formula="of:=IF([.$X12]=&quot;&quot;;&quot;&quot;;CONCATENATE(&quot;\SI{1}{&quot;;[.$AC12];&quot;}&quot;))" office:value-type="string" office:string-value="\SI{1}{\sievert}" calcext:value-type="string">
            <text:p>\SI{1}{\sievert}</text:p>
          </table:table-cell>
          <table:table-cell table:style-name="ce48" table:formula="of:=IF([.$AB12]=&quot;&quot;;&quot;&quot;;[.$AB12])" office:value-type="string" office:string-value="sievert" calcext:value-type="string">
            <text:p>sievert</text:p>
          </table:table-cell>
          <table:table-cell table:style-name="ce8"/>
          <table:table-cell table:style-name="ce3" table:formula="of:=IF([.$X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X12]=&quot;&quot;;&quot;&quot;;CONCATENATE(&quot;\SI{1}{&quot;;[.$AD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W12]=&quot;&quot;;&quot;&quot;;&quot;$&quot; &amp; [.$W12] &amp; &quot;$&quot;)" office:value-type="string" office:string-value="$q \cdot D$" calcext:value-type="string">
            <text:p>$q \cdot D$</text:p>
          </table:table-cell>
          <table:table-cell table:style-name="ce8" table:formula="of:=IF([.W12]=&quot;&quot;;&quot;&quot;;&quot;$&quot; &amp;[.Y12] &amp; &quot;=&quot; &amp;[.W12] &amp; &quot;$&quot;)" office:value-type="string" office:string-value="$H=q \cdot D$" calcext:value-type="string">
            <text:p>$H=q \cdot D$</text:p>
          </table:table-cell>
          <table:table-cell table:style-name="ce8"/>
          <table:table-cell table:style-name="ce3" table:formula="of:=IF([.X12]=&quot;&quot;;&quot;&quot;;[.$AC12])" office:value-type="string" office:string-value="\sievert" calcext:value-type="string">
            <text:p>\sievert</text:p>
          </table:table-cell>
          <table:table-cell table:style-name="ce7" table:formula="of:=IF([.X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3" table:formula="of:=IF([.W12]=&quot;&quot;;&quot;&quot;;&quot;$&quot; &amp;[.Y12] &amp; &quot;=&quot; &amp;[.W12] &amp; &quot;$&quot;)" office:value-type="string" office:string-value="$H=q \cdot D$" calcext:value-type="string">
            <text:p>$H=q \cdot D$</text:p>
          </table:table-cell>
          <table:table-cell table:style-name="ce88"/>
          <table:table-cell table:style-name="ce82" office:value-type="string" calcext:value-type="string">
            <text:p>q \cdot D</text:p>
          </table:table-cell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61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13]=&quot;&quot;;&quot;&quot;;[.X13])" office:value-type="string" office:string-value="acceleration" calcext:value-type="string">
            <text:p>acceleration</text:p>
          </table:table-cell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8" table:formula="of:=IF([.$X13]=&quot;&quot;;&quot;&quot;;CONCATENATE(&quot;\SI{1}{&quot;;[.$AC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48" table:formula="of:=IF([.$X13]=&quot;&quot;;&quot;&quot;;CONCATENATE(&quot;\SI{1}{&quot;;[.$AC13];&quot;}&quot;))" office:value-type="string" office:string-value="\SI{1}{\meter\per\second\squared}" calcext:value-type="string">
            <text:p>\SI{1}{\meter\per\second\squared}</text:p>
          </table:table-cell>
          <table:table-cell table:style-name="ce48" table:formula="of:=IF([.$AB13]=&quot;&quot;;&quot;&quot;;[.$AB13])">
            <text:p/>
          </table:table-cell>
          <table:table-cell table:style-name="ce8"/>
          <table:table-cell table:style-name="ce3" table:formula="of:=IF([.$X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W13]=&quot;&quot;;&quot;&quot;;&quot;$&quot; &amp; [.$W13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13]=&quot;&quot;;&quot;&quot;;&quot;$&quot; &amp;[.Y13] &amp; &quot;=&quot; &amp;[.W13] &amp; &quot;$&quot;)" office:value-type="string" office:string-value="$a=\frac{\Delta v}{\Delta t}$" calcext:value-type="string">
            <text:p>$a=\frac{\Delta v}{\Delta t}$</text:p>
          </table:table-cell>
          <table:table-cell table:style-name="ce8"/>
          <table:table-cell table:style-name="ce3" table:formula="of:=IF([.X13]=&quot;&quot;;&quot;&quot;;[.$AC13])" office:value-type="string" office:string-value="\meter\per\second\squared" calcext:value-type="string">
            <text:p>\meter\per\second\squared</text:p>
          </table:table-cell>
          <table:table-cell table:style-name="ce7" table:formula="of:=IF([.X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3" table:formula="of:=IF([.W13]=&quot;&quot;;&quot;&quot;;&quot;$&quot; &amp;[.Y13] &amp; &quot;=&quot; &amp;[.W13] &amp; &quot;$&quot;)" office:value-type="string" office:string-value="$a=\frac{\Delta v}{\Delta t}$" calcext:value-type="string">
            <text:p>$a=\frac{\Delta v}{\Delta t}$</text:p>
          </table:table-cell>
          <table:table-cell table:style-name="ce88"/>
          <table:table-cell table:style-name="ce82" office:value-type="string" calcext:value-type="string">
            <text:p>\frac{\Delta v}{\Delta t}</text:p>
          </table:table-cell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61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14]=&quot;&quot;;&quot;&quot;;[.X14])" office:value-type="string" office:string-value="density" calcext:value-type="string">
            <text:p>density</text:p>
          </table:table-cell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8" table:formula="of:=IF([.$X14]=&quot;&quot;;&quot;&quot;;CONCATENATE(&quot;\SI{1}{&quot;;[.$AC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48" table:formula="of:=IF([.$X14]=&quot;&quot;;&quot;&quot;;CONCATENATE(&quot;\SI{1}{&quot;;[.$AC14];&quot;}&quot;))" office:value-type="string" office:string-value="\SI{1}{\kg\per\m\cubed}" calcext:value-type="string">
            <text:p>\SI{1}{\kg\per\m\cubed}</text:p>
          </table:table-cell>
          <table:table-cell table:style-name="ce48" table:formula="of:=IF([.$AB14]=&quot;&quot;;&quot;&quot;;[.$AB14])">
            <text:p/>
          </table:table-cell>
          <table:table-cell table:style-name="ce8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W14]=&quot;&quot;;&quot;&quot;;&quot;$&quot; &amp; [.$W14] &amp; &quot;$&quot;)" office:value-type="string" office:string-value="$\frac{m}{V}$" calcext:value-type="string">
            <text:p>$\frac{m}{V}$</text:p>
          </table:table-cell>
          <table:table-cell table:style-name="ce8" table:formula="of:=IF([.W14]=&quot;&quot;;&quot;&quot;;&quot;$&quot; &amp;[.Y14] &amp; &quot;=&quot; &amp;[.W14] &amp; &quot;$&quot;)" office:value-type="string" office:string-value="$\rho=\frac{m}{V}$" calcext:value-type="string">
            <text:p>$\rho=\frac{m}{V}$</text:p>
          </table:table-cell>
          <table:table-cell table:style-name="ce8"/>
          <table:table-cell table:style-name="ce3" table:formula="of:=IF([.X14]=&quot;&quot;;&quot;&quot;;[.$AC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3" table:formula="of:=IF([.W14]=&quot;&quot;;&quot;&quot;;&quot;$&quot; &amp;[.Y14] &amp; &quot;=&quot; &amp;[.W14] &amp; &quot;$&quot;)" office:value-type="string" office:string-value="$\rho=\frac{m}{V}$" calcext:value-type="string">
            <text:p>$\rho=\frac{m}{V}$</text:p>
          </table:table-cell>
          <table:table-cell table:style-name="ce88"/>
          <table:table-cell table:style-name="ce82" office:value-type="string" calcext:value-type="string">
            <text:p>\frac{m}{V}</text:p>
          </table:table-cell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61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5]=&quot;&quot;;&quot;&quot;;[.X15])" office:value-type="string" office:string-value="angular momentum" calcext:value-type="string">
            <text:p>angular momentum</text:p>
          </table:table-cell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4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48" table:formula="of:=IF([.$AB15]=&quot;&quot;;&quot;&quot;;[.$AB15])">
            <text:p/>
          </table:table-cell>
          <table:table-cell table:style-name="ce8"/>
          <table:table-cell table:style-name="ce3" table:formula="of:=IF([.$X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X15]=&quot;&quot;;&quot;&quot;;CONCATENATE(&quot;\SI{1}{&quot;;[.$AD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W15]=&quot;&quot;;&quot;&quot;;&quot;$&quot; &amp; [.$W15] &amp; &quot;$&quot;)" office:value-type="string" office:string-value="$J\cdot\omega$" calcext:value-type="string">
            <text:p>$J\cdot\omega$</text:p>
          </table:table-cell>
          <table:table-cell table:style-name="ce8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"/>
          <table:table-cell table:style-name="ce3" table:formula="of:=IF([.X15]=&quot;&quot;;&quot;&quot;;[.$AC15])" office:value-type="string" office:string-value="\newton\meter\second" calcext:value-type="string">
            <text:p>\newton\meter\second</text:p>
          </table:table-cell>
          <table:table-cell table:style-name="ce7" table:formula="of:=IF([.X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3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8"/>
          <table:table-cell table:style-name="ce82" office:value-type="string" calcext:value-type="string">
            <text:p>J\cdot\omega</text:p>
          </table:table-cell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61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6]=&quot;&quot;;&quot;&quot;;[.X16])" office:value-type="string" office:string-value="torque" calcext:value-type="string">
            <text:p>torque</text:p>
          </table:table-cell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8" table:formula="of:=IF([.$X16]=&quot;&quot;;&quot;&quot;;CONCATENATE(&quot;\SI{1}{&quot;;[.$AC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48" table:formula="of:=IF([.$X16]=&quot;&quot;;&quot;&quot;;CONCATENATE(&quot;\SI{1}{&quot;;[.$AC16];&quot;}&quot;))" office:value-type="string" office:string-value="\SI{1}{\newton\meter}" calcext:value-type="string">
            <text:p>\SI{1}{\newton\meter}</text:p>
          </table:table-cell>
          <table:table-cell table:style-name="ce48" table:formula="of:=IF([.$AB16]=&quot;&quot;;&quot;&quot;;[.$AB16])">
            <text:p/>
          </table:table-cell>
          <table:table-cell table:style-name="ce8"/>
          <table:table-cell table:style-name="ce3" table:formula="of:=IF([.$X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X16]=&quot;&quot;;&quot;&quot;;CONCATENATE(&quot;\SI{1}{&quot;;[.$AD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W16]=&quot;&quot;;&quot;&quot;;&quot;$&quot; &amp; [.$W16] &amp; &quot;$&quot;)" office:value-type="string" office:string-value="$r\cdot F$" calcext:value-type="string">
            <text:p>$r\cdot F$</text:p>
          </table:table-cell>
          <table:table-cell table:style-name="ce8" table:formula="of:=IF([.W16]=&quot;&quot;;&quot;&quot;;&quot;$&quot; &amp;[.Y16] &amp; &quot;=&quot; &amp;[.W16] &amp; &quot;$&quot;)" office:value-type="string" office:string-value="$M=r\cdot F$" calcext:value-type="string">
            <text:p>$M=r\cdot F$</text:p>
          </table:table-cell>
          <table:table-cell table:style-name="ce8"/>
          <table:table-cell table:style-name="ce3" table:formula="of:=IF([.X16]=&quot;&quot;;&quot;&quot;;[.$AC16])" office:value-type="string" office:string-value="\newton\meter" calcext:value-type="string">
            <text:p>\newton\meter</text:p>
          </table:table-cell>
          <table:table-cell table:style-name="ce7" table:formula="of:=IF([.X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3" table:formula="of:=IF([.W16]=&quot;&quot;;&quot;&quot;;&quot;$&quot; &amp;[.Y16] &amp; &quot;=&quot; &amp;[.W16] &amp; &quot;$&quot;)" office:value-type="string" office:string-value="$M=r\cdot F$" calcext:value-type="string">
            <text:p>$M=r\cdot F$</text:p>
          </table:table-cell>
          <table:table-cell table:style-name="ce88"/>
          <table:table-cell table:style-name="ce82" office:value-type="string" calcext:value-type="string">
            <text:p>r\cdot F</text:p>
          </table:table-cell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61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17]=&quot;&quot;;&quot;&quot;;[.X17])" office:value-type="string" office:string-value="pressure" calcext:value-type="string">
            <text:p>pressure</text:p>
          </table:table-cell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8" table:formula="of:=IF([.$X17]=&quot;&quot;;&quot;&quot;;CONCATENATE(&quot;\SI{1}{&quot;;[.$AC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48" table:formula="of:=IF([.$X17]=&quot;&quot;;&quot;&quot;;CONCATENATE(&quot;\SI{1}{&quot;;[.$AC17];&quot;}&quot;))" office:value-type="string" office:string-value="\SI{1}{\pascal}" calcext:value-type="string">
            <text:p>\SI{1}{\pascal}</text:p>
          </table:table-cell>
          <table:table-cell table:style-name="ce48" table:formula="of:=IF([.$AB17]=&quot;&quot;;&quot;&quot;;[.$AB17])" office:value-type="string" office:string-value="pascal" calcext:value-type="string">
            <text:p>pascal</text:p>
          </table:table-cell>
          <table:table-cell table:style-name="ce8"/>
          <table:table-cell table:style-name="ce3" table:formula="of:=IF([.$X17]=&quot;&quot;;&quot;&quot;;[.$F17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W17]=&quot;&quot;;&quot;&quot;;&quot;$&quot; &amp; [.$W17] &amp; &quot;$&quot;)" office:value-type="string" office:string-value="$\frac{F}{A}$" calcext:value-type="string">
            <text:p>$\frac{F}{A}$</text:p>
          </table:table-cell>
          <table:table-cell table:style-name="ce8" table:formula="of:=IF([.W17]=&quot;&quot;;&quot;&quot;;&quot;$&quot; &amp;[.Y17] &amp; &quot;=&quot; &amp;[.W17] &amp; &quot;$&quot;)" office:value-type="string" office:string-value="$p=\frac{F}{A}$" calcext:value-type="string">
            <text:p>$p=\frac{F}{A}$</text:p>
          </table:table-cell>
          <table:table-cell table:style-name="ce8"/>
          <table:table-cell table:style-name="ce3" table:formula="of:=IF([.X17]=&quot;&quot;;&quot;&quot;;[.$AC17])" office:value-type="string" office:string-value="\pascal" calcext:value-type="string">
            <text:p>\pascal</text:p>
          </table:table-cell>
          <table:table-cell table:style-name="ce7" table:formula="of:=IF([.X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3" table:formula="of:=IF([.W17]=&quot;&quot;;&quot;&quot;;&quot;$&quot; &amp;[.Y17] &amp; &quot;=&quot; &amp;[.W17] &amp; &quot;$&quot;)" office:value-type="string" office:string-value="$p=\frac{F}{A}$" calcext:value-type="string">
            <text:p>$p=\frac{F}{A}$</text:p>
          </table:table-cell>
          <table:table-cell table:style-name="ce88"/>
          <table:table-cell table:style-name="ce82" office:value-type="string" calcext:value-type="string">
            <text:p>\frac{F}{A}</text:p>
          </table:table-cell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61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8]=&quot;&quot;;&quot;&quot;;[.X18])" office:value-type="string" office:string-value="electric field strength" calcext:value-type="string">
            <text:p>electric field strength</text:p>
          </table:table-cell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8" table:formula="of:=IF([.$X18]=&quot;&quot;;&quot;&quot;;CONCATENATE(&quot;\SI{1}{&quot;;[.$AC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48" table:formula="of:=IF([.$X18]=&quot;&quot;;&quot;&quot;;CONCATENATE(&quot;\SI{1}{&quot;;[.$AC18];&quot;}&quot;))" office:value-type="string" office:string-value="\SI{1}{\volt\per\meter}" calcext:value-type="string">
            <text:p>\SI{1}{\volt\per\meter}</text:p>
          </table:table-cell>
          <table:table-cell table:style-name="ce48" table:formula="of:=IF([.$AB18]=&quot;&quot;;&quot;&quot;;[.$AB18])">
            <text:p/>
          </table:table-cell>
          <table:table-cell table:style-name="ce59"/>
          <table:table-cell table:style-name="ce3" table:formula="of:=IF([.$X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W18]=&quot;&quot;;&quot;&quot;;&quot;$&quot; &amp; [.$W18] &amp; &quot;$&quot;)" office:value-type="string" office:string-value="$\frac{F}{Q}$" calcext:value-type="string">
            <text:p>$\frac{F}{Q}$</text:p>
          </table:table-cell>
          <table:table-cell table:style-name="ce8" table:formula="of:=IF([.W18]=&quot;&quot;;&quot;&quot;;&quot;$&quot; &amp;[.Y18] &amp; &quot;=&quot; &amp;[.W18] &amp; &quot;$&quot;)" office:value-type="string" office:string-value="$E=\frac{F}{Q}$" calcext:value-type="string">
            <text:p>$E=\frac{F}{Q}$</text:p>
          </table:table-cell>
          <table:table-cell table:style-name="ce8"/>
          <table:table-cell table:style-name="ce3" table:formula="of:=IF([.X18]=&quot;&quot;;&quot;&quot;;[.$AC18])" office:value-type="string" office:string-value="\volt\per\meter" calcext:value-type="string">
            <text:p>\volt\per\meter</text:p>
          </table:table-cell>
          <table:table-cell table:style-name="ce7" table:formula="of:=IF([.X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3" table:formula="of:=IF([.W18]=&quot;&quot;;&quot;&quot;;&quot;$&quot; &amp;[.Y18] &amp; &quot;=&quot; &amp;[.W18] &amp; &quot;$&quot;)" office:value-type="string" office:string-value="$E=\frac{F}{Q}$" calcext:value-type="string">
            <text:p>$E=\frac{F}{Q}$</text:p>
          </table:table-cell>
          <table:table-cell table:style-name="ce88"/>
          <table:table-cell table:style-name="ce82" office:value-type="string" calcext:value-type="string">
            <text:p>\frac{F}{Q}</text:p>
          </table:table-cell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61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19]=&quot;&quot;;&quot;&quot;;[.X19])" office:value-type="string" office:string-value="energy (electric)" calcext:value-type="string">
            <text:p>energy (electric)</text:p>
          </table:table-cell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8" table:formula="of:=IF([.$X19]=&quot;&quot;;&quot;&quot;;CONCATENATE(&quot;\SI{1}{&quot;;[.$AC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19]=&quot;&quot;;&quot;&quot;;CONCATENATE(&quot;\SI{1}{&quot;;[.$AC19];&quot;}&quot;))" office:value-type="string" office:string-value="\SI{1}{\joule}" calcext:value-type="string">
            <text:p>\SI{1}{\joule}</text:p>
          </table:table-cell>
          <table:table-cell table:style-name="ce51"/>
          <table:table-cell table:style-name="ce8"/>
          <table:table-cell table:style-name="ce3" table:formula="of:=IF([.$X19]=&quot;&quot;;&quot;&quot;;[.$F19])" office:value-type="string" office:string-value="\SI{1}{\joule}" calcext:value-type="string">
            <text:p>\SI{1}{\joule}</text:p>
          </table:table-cell>
          <table:table-cell table:style-name="ce3" table:formula="of:=IF([.X19]=&quot;&quot;;&quot;&quot;;CONCATENATE(&quot;\SI{1}{&quot;;[.$AD19];&quot;}&quot;))" office:value-type="string" office:string-value="\SI{1}{\volt\ampere\second}" calcext:value-type="string">
            <text:p>\SI{1}{\volt\ampere\second}</text:p>
          </table:table-cell>
          <table:table-cell table:style-name="ce3"/>
          <table:table-cell table:style-name="ce3" table:formula="of:=IF([.$W19]=&quot;&quot;;&quot;&quot;;&quot;$&quot; &amp; [.$W19] &amp; &quot;$&quot;)" office:value-type="string" office:string-value="$Q \cdot V$" calcext:value-type="string">
            <text:p>$Q \cdot V$</text:p>
          </table:table-cell>
          <table:table-cell table:style-name="ce8" table:formula="of:=IF([.W19]=&quot;&quot;;&quot;&quot;;&quot;$&quot; &amp;[.Y19] &amp; &quot;=&quot; &amp;[.W19] &amp; &quot;$&quot;)" office:value-type="string" office:string-value="$E_{\text{el.}}=Q \cdot V$" calcext:value-type="string">
            <text:p>$E_{\text{el.}}=Q \cdot V$</text:p>
          </table:table-cell>
          <table:table-cell table:style-name="ce8"/>
          <table:table-cell table:style-name="ce3" table:formula="of:=IF([.X19]=&quot;&quot;;&quot;&quot;;[.$AC19])" office:value-type="string" office:string-value="\joule" calcext:value-type="string">
            <text:p>\joule</text:p>
          </table:table-cell>
          <table:table-cell table:style-name="ce7" table:formula="of:=IF([.X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3" table:formula="of:=IF([.W19]=&quot;&quot;;&quot;&quot;;&quot;$&quot; &amp;[.Y19] &amp; &quot;=&quot; &amp;[.W19] &amp; &quot;$&quot;)" office:value-type="string" office:string-value="$E_{\text{el.}}=Q \cdot V$" calcext:value-type="string">
            <text:p>$E_{\text{el.}}=Q \cdot V$</text:p>
          </table:table-cell>
          <table:table-cell table:style-name="ce88"/>
          <table:table-cell table:style-name="ce82" office:value-type="string" calcext:value-type="string">
            <text:p>Q \cdot V</text:p>
          </table:table-cell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kilo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20]=&quot;&quot;;&quot;&quot;;CONCATENATE(&quot;\SI{1}{&quot;;[.$AC20];&quot;}&quot;))">
            <text:p/>
          </table:table-cell>
          <table:table-cell table:style-name="ce48" table:formula="of:=IF([.$AB20]=&quot;&quot;;&quot;&quot;;[.$AB20])">
            <text:p/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W20]=&quot;&quot;;&quot;&quot;;&quot;$&quot; &amp; [.$W20] &amp; &quot;$&quot;)">
            <text:p/>
          </table:table-cell>
          <table:table-cell table:style-name="ce8" table:formula="of:=IF([.W20]=&quot;&quot;;&quot;&quot;;&quot;$&quot; &amp;[.Y20] &amp; &quot;=&quot; &amp;[.W20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20]=&quot;&quot;;&quot;&quot;;&quot;$&quot; &amp;[.Y20] &amp; &quot;=&quot; &amp;[.W20] &amp; &quot;$&quot;)">
            <text:p/>
          </table:table-cell>
          <table:table-cell table:style-name="ce88"/>
          <table:table-cell table:style-name="ce82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giga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21]=&quot;&quot;;&quot;&quot;;CONCATENATE(&quot;\SI{1}{&quot;;[.$AC21];&quot;}&quot;))">
            <text:p/>
          </table:table-cell>
          <table:table-cell table:style-name="ce48" table:formula="of:=IF([.$AB21]=&quot;&quot;;&quot;&quot;;[.$AB21])">
            <text:p/>
          </table:table-cell>
          <table:table-cell table:style-name="ce8"/>
          <table:table-cell table:style-name="ce3" office:value-type="string" calcext:value-type="string">
            <text:p>\SI{<text:span text:style-name="T1">4</text:span>}{\GWh}</text:p>
          </table:table-cell>
          <table:table-cell table:style-name="ce67" office:value-type="string" calcext:value-type="string">
            <text:p>\SI{<text:span text:style-name="T1">1.44</text:span>e13}{\joule}</text:p>
          </table:table-cell>
          <table:table-cell table:style-name="ce3"/>
          <table:table-cell table:style-name="ce3" table:formula="of:=IF([.$W21]=&quot;&quot;;&quot;&quot;;&quot;$&quot; &amp; [.$W21] &amp; &quot;$&quot;)">
            <text:p/>
          </table:table-cell>
          <table:table-cell table:style-name="ce8" table:formula="of:=IF([.W21]=&quot;&quot;;&quot;&quot;;&quot;$&quot; &amp;[.Y21] &amp; &quot;=&quot; &amp;[.W21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21]=&quot;&quot;;&quot;&quot;;&quot;$&quot; &amp;[.Y21] &amp; &quot;=&quot; &amp;[.W21] &amp; &quot;$&quot;)">
            <text:p/>
          </table:table-cell>
          <table:table-cell table:style-name="ce88"/>
          <table:table-cell table:style-name="ce82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2]=&quot;&quot;;&quot;&quot;;[.X22])" office:value-type="string" office:string-value="power (electric)" calcext:value-type="string">
            <text:p>power (electric)</text:p>
          </table:table-cell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8" table:formula="of:=IF([.$X22]=&quot;&quot;;&quot;&quot;;CONCATENATE(&quot;\SI{1}{&quot;;[.$AC22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22]=&quot;&quot;;&quot;&quot;;CONCATENATE(&quot;\SI{1}{&quot;;[.$AC22];&quot;}&quot;))" office:value-type="string" office:string-value="\SI{1}{\watt}" calcext:value-type="string">
            <text:p>\SI{1}{\watt}</text:p>
          </table:table-cell>
          <table:table-cell table:style-name="ce51"/>
          <table:table-cell table:style-name="ce8"/>
          <table:table-cell table:style-name="ce3" table:formula="of:=IF([.$X22]=&quot;&quot;;&quot;&quot;;[.$F22])" office:value-type="string" office:string-value="\SI{1}{\watt}" calcext:value-type="string">
            <text:p>\SI{1}{\watt}</text:p>
          </table:table-cell>
          <table:table-cell table:style-name="ce3" table:formula="of:=IF([.X22]=&quot;&quot;;&quot;&quot;;CONCATENATE(&quot;\SI{1}{&quot;;[.$AD22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W22]=&quot;&quot;;&quot;&quot;;&quot;$&quot; &amp; [.$W22] &amp; &quot;$&quot;)" office:value-type="string" office:string-value="$V\cdot I$" calcext:value-type="string">
            <text:p>$V\cdot I$</text:p>
          </table:table-cell>
          <table:table-cell table:style-name="ce8" table:formula="of:=IF([.W22]=&quot;&quot;;&quot;&quot;;&quot;$&quot; &amp;[.Y22] &amp; &quot;=&quot; &amp;[.W22] &amp; &quot;$&quot;)" office:value-type="string" office:string-value="$P=V\cdot I$" calcext:value-type="string">
            <text:p>$P=V\cdot I$</text:p>
          </table:table-cell>
          <table:table-cell table:style-name="ce8"/>
          <table:table-cell table:style-name="ce3" table:formula="of:=IF([.X22]=&quot;&quot;;&quot;&quot;;[.$AC22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3" table:formula="of:=IF([.W22]=&quot;&quot;;&quot;&quot;;&quot;$&quot; &amp;[.Y22] &amp; &quot;=&quot; &amp;[.W22] &amp; &quot;$&quot;)" office:value-type="string" office:string-value="$P=V\cdot I$" calcext:value-type="string">
            <text:p>$P=V\cdot I$</text:p>
          </table:table-cell>
          <table:table-cell table:style-name="ce88"/>
          <table:table-cell table:style-name="ce82" office:value-type="string" calcext:value-type="string">
            <text:p>V\cdot I</text:p>
          </table:table-cell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3]=&quot;&quot;;&quot;&quot;;[.X23])" office:value-type="string" office:string-value="area" calcext:value-type="string">
            <text:p>area</text:p>
          </table:table-cell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8" table:formula="of:=IF([.$X23]=&quot;&quot;;&quot;&quot;;CONCATENATE(&quot;\SI{1}{&quot;;[.$AC23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48" table:formula="of:=IF([.$X23]=&quot;&quot;;&quot;&quot;;CONCATENATE(&quot;\SI{1}{&quot;;[.$AC23];&quot;}&quot;))" office:value-type="string" office:string-value="\SI{1}{\meter\squared}" calcext:value-type="string">
            <text:p>\SI{1}{\meter\squared}</text:p>
          </table:table-cell>
          <table:table-cell table:style-name="ce48" table:formula="of:=IF([.$AB23]=&quot;&quot;;&quot;&quot;;[.$AB23])" office:value-type="string" office:string-value="square metre" calcext:value-type="string">
            <text:p>square metre</text:p>
          </table:table-cell>
          <table:table-cell table:style-name="ce8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W23]=&quot;&quot;;&quot;&quot;;&quot;$&quot; &amp; [.$W23] &amp; &quot;$&quot;)" office:value-type="string" office:string-value="$l\cdot w$" calcext:value-type="string">
            <text:p>$l\cdot w$</text:p>
          </table:table-cell>
          <table:table-cell table:style-name="ce8" table:formula="of:=IF([.W23]=&quot;&quot;;&quot;&quot;;&quot;$&quot; &amp;[.Y23] &amp; &quot;=&quot; &amp;[.W23] &amp; &quot;$&quot;)" office:value-type="string" office:string-value="$A=l\cdot w$" calcext:value-type="string">
            <text:p>$A=l\cdot w$</text:p>
          </table:table-cell>
          <table:table-cell table:style-name="ce8"/>
          <table:table-cell table:style-name="ce3" table:formula="of:=IF([.X23]=&quot;&quot;;&quot;&quot;;[.$AC23])" office:value-type="string" office:string-value="\meter\squared" calcext:value-type="string">
            <text:p>\meter\squared</text:p>
          </table:table-cell>
          <table:table-cell table:style-name="ce7" table:formula="of:=IF([.X2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3" table:formula="of:=IF([.W23]=&quot;&quot;;&quot;&quot;;&quot;$&quot; &amp;[.Y23] &amp; &quot;=&quot; &amp;[.W23] &amp; &quot;$&quot;)" office:value-type="string" office:string-value="$A=l\cdot w$" calcext:value-type="string">
            <text:p>$A=l\cdot w$</text:p>
          </table:table-cell>
          <table:table-cell table:style-name="ce88"/>
          <table:table-cell table:style-name="ce82" office:value-type="string" calcext:value-type="string">
            <text:p>l\cdot w</text:p>
          </table:table-cell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61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4]=&quot;&quot;;&quot;&quot;;[.X24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24]=&quot;&quot;;&quot;&quot;;CONCATENATE(&quot;\SI{1}{&quot;;[.$AC24];&quot;}&quot;))" office:value-type="string" office:string-value="\SI{1}{are}" calcext:value-type="string">
            <text:p>\SI{1}{are}</text:p>
          </table:table-cell>
          <table:table-cell table:style-name="ce48" table:formula="of:=IF([.$AB24]=&quot;&quot;;&quot;&quot;;[.$AB24])">
            <text:p/>
          </table:table-cell>
          <table:table-cell table:style-name="ce9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W24]=&quot;&quot;;&quot;&quot;;&quot;$&quot; &amp; [.$W24] &amp; &quot;$&quot;)" office:value-type="string" office:string-value="$\SI{100}{\m\squared}$" calcext:value-type="string">
            <text:p>$\SI{100}{\m\squared}$</text:p>
          </table:table-cell>
          <table:table-cell table:style-name="ce8" table:formula="of:=IF([.W24]=&quot;&quot;;&quot;&quot;;&quot;$&quot; &amp;[.Y24] &amp; &quot;=&quot; &amp;[.W24] &amp; &quot;$&quot;)" office:value-type="string" office:string-value="$\SI{1}{a}=\SI{100}{\m\squared}$" calcext:value-type="string">
            <text:p>$\SI{1}{a}=\SI{100}{\m\squared}$</text:p>
          </table:table-cell>
          <table:table-cell table:style-name="ce8"/>
          <table:table-cell table:style-name="ce3" table:formula="of:=IF([.X24]=&quot;&quot;;&quot;&quot;;[.$AC24])" office:value-type="string" office:string-value="are" calcext:value-type="string">
            <text:p>are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3" table:formula="of:=IF([.W24]=&quot;&quot;;&quot;&quot;;&quot;$&quot; &amp;[.Y24] &amp; &quot;=&quot; &amp;[.W24] &amp; &quot;$&quot;)" office:value-type="string" office:string-value="$\SI{1}{a}=\SI{100}{\m\squared}$" calcext:value-type="string">
            <text:p>$\SI{1}{a}=\SI{100}{\m\squared}$</text:p>
          </table:table-cell>
          <table:table-cell table:style-name="ce88"/>
          <table:table-cell table:style-name="ce82" office:value-type="string" calcext:value-type="string">
            <text:p>\SI{100}{\m\squared}</text:p>
          </table:table-cell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/>
          <table:table-cell office:value-type="string" calcext:value-type="string">
            <text:p>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5]=&quot;&quot;;&quot;&quot;;[.X25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25]=&quot;&quot;;&quot;&quot;;CONCATENATE(&quot;\SI{1}{&quot;;[.$AC25];&quot;}&quot;))" office:value-type="string" office:string-value="\SI{1}{\hectare}" calcext:value-type="string">
            <text:p>\SI{1}{\hectare}</text:p>
          </table:table-cell>
          <table:table-cell table:style-name="ce48" table:formula="of:=IF([.$AB25]=&quot;&quot;;&quot;&quot;;[.$AB25])" office:value-type="string" office:string-value="are" calcext:value-type="string">
            <text:p>are</text:p>
          </table:table-cell>
          <table:table-cell table:style-name="ce9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W25]=&quot;&quot;;&quot;&quot;;&quot;$&quot; &amp; [.$W25] &amp; &quot;$&quot;)" office:value-type="string" office:string-value="$\SI{10000}{\m\squared}$" calcext:value-type="string">
            <text:p>$\SI{10000}{\m\squared}$</text:p>
          </table:table-cell>
          <table:table-cell table:style-name="ce8" table:formula="of:=IF([.W25]=&quot;&quot;;&quot;&quot;;&quot;$&quot; &amp;[.Y25] &amp; &quot;=&quot; &amp;[.W25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"/>
          <table:table-cell table:style-name="ce3" table:formula="of:=IF([.X25]=&quot;&quot;;&quot;&quot;;[.$AC25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3" table:formula="of:=IF([.W25]=&quot;&quot;;&quot;&quot;;&quot;$&quot; &amp;[.Y25] &amp; &quot;=&quot; &amp;[.W25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8"/>
          <table:table-cell table:style-name="ce82" office:value-type="string" calcext:value-type="string">
            <text:p>\SI{10000}{\m\squared}</text:p>
          </table:table-cell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6]=&quot;&quot;;&quot;&quot;;[.X26])" office:value-type="string" office:string-value="frequency" calcext:value-type="string">
            <text:p>frequency</text:p>
          </table:table-cell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8" table:formula="of:=IF([.$X26]=&quot;&quot;;&quot;&quot;;CONCATENATE(&quot;\SI{1}{&quot;;[.$AC26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48" table:formula="of:=IF([.$X26]=&quot;&quot;;&quot;&quot;;CONCATENATE(&quot;\SI{1}{&quot;;[.$AC26];&quot;}&quot;))" office:value-type="string" office:string-value="\SI{1}{\hertz}" calcext:value-type="string">
            <text:p>\SI{1}{\hertz}</text:p>
          </table:table-cell>
          <table:table-cell table:style-name="ce48" table:formula="of:=IF([.$AB26]=&quot;&quot;;&quot;&quot;;[.$AB26])" office:value-type="string" office:string-value="hectare" calcext:value-type="string">
            <text:p>hectare</text:p>
          </table:table-cell>
          <table:table-cell table:style-name="ce8"/>
          <table:table-cell table:style-name="ce3" table:formula="of:=IF([.$X26]=&quot;&quot;;&quot;&quot;;[.$F26])" office:value-type="string" office:string-value="\SI{1}{\hertz}" calcext:value-type="string">
            <text:p>\SI{1}{\hertz}</text:p>
          </table:table-cell>
          <table:table-cell table:style-name="ce61" table:formula="of:=IF([.X26]=&quot;&quot;;&quot;&quot;;CONCATENATE(&quot;\si{&quot;;[.$AD26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W26]=&quot;&quot;;&quot;&quot;;&quot;$&quot; &amp; [.$W26] &amp; &quot;$&quot;)" office:value-type="string" office:string-value="$\frac{N}{t}$" calcext:value-type="string">
            <text:p>$\frac{N}{t}$</text:p>
          </table:table-cell>
          <table:table-cell table:style-name="ce8" table:formula="of:=IF([.W26]=&quot;&quot;;&quot;&quot;;&quot;$&quot; &amp;[.Y26] &amp; &quot;=&quot; &amp;[.W26] &amp; &quot;$&quot;)" office:value-type="string" office:string-value="$f=\frac{N}{t}$" calcext:value-type="string">
            <text:p>$f=\frac{N}{t}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X26]=&quot;&quot;;&quot;&quot;;[.$AC26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3" table:formula="of:=IF([.W26]=&quot;&quot;;&quot;&quot;;&quot;$&quot; &amp;[.Y26] &amp; &quot;=&quot; &amp;[.W26] &amp; &quot;$&quot;)" office:value-type="string" office:string-value="$f=\frac{N}{t}$" calcext:value-type="string">
            <text:p>$f=\frac{N}{t}$</text:p>
          </table:table-cell>
          <table:table-cell table:style-name="ce88"/>
          <table:table-cell table:style-name="ce82" office:value-type="string" calcext:value-type="string">
            <text:p>\frac{N}{t}</text:p>
          </table:table-cell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61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X27]=&quot;&quot;;&quot;&quot;;[.X27])" office:value-type="string" office:string-value="velocity" calcext:value-type="string">
            <text:p>velocity</text:p>
          </table:table-cell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8" table:formula="of:=IF([.$X27]=&quot;&quot;;&quot;&quot;;CONCATENATE(&quot;\SI{1}{&quot;;[.$AC27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48" table:formula="of:=IF([.$X27]=&quot;&quot;;&quot;&quot;;CONCATENATE(&quot;\SI{1}{&quot;;[.$AC27];&quot;}&quot;))" office:value-type="string" office:string-value="\SI{1}{\meter\per\second}" calcext:value-type="string">
            <text:p>\SI{1}{\meter\per\second}</text:p>
          </table:table-cell>
          <table:table-cell table:style-name="ce48" table:formula="of:=IF([.$AB27]=&quot;&quot;;&quot;&quot;;[.$AB27])">
            <text:p/>
          </table:table-cell>
          <table:table-cell table:style-name="ce8"/>
          <table:table-cell table:style-name="ce61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W27]=&quot;&quot;;&quot;&quot;;&quot;$&quot; &amp; [.$W27] &amp; &quot;$&quot;)" office:value-type="string" office:string-value="$\frac{\Delta s}{\Delta t}$" calcext:value-type="string">
            <text:p>$\frac{\Delta s}{\Delta t}$</text:p>
          </table:table-cell>
          <table:table-cell table:style-name="ce8" table:formula="of:=IF([.W27]=&quot;&quot;;&quot;&quot;;&quot;$&quot; &amp;[.Y27] &amp; &quot;=&quot; &amp;[.W27] &amp; &quot;$&quot;)" office:value-type="string" office:string-value="$v=\frac{\Delta s}{\Delta t}$" calcext:value-type="string">
            <text:p>$v=\frac{\Delta s}{\Delta t}$</text:p>
          </table:table-cell>
          <table:table-cell table:style-name="ce8"/>
          <table:table-cell table:style-name="ce3" table:formula="of:=IF([.X27]=&quot;&quot;;&quot;&quot;;[.$AC27])" office:value-type="string" office:string-value="\meter\per\second" calcext:value-type="string">
            <text:p>\meter\per\second</text:p>
          </table:table-cell>
          <table:table-cell table:style-name="ce7" table:formula="of:=IF([.X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3" table:formula="of:=IF([.W27]=&quot;&quot;;&quot;&quot;;&quot;$&quot; &amp;[.Y27] &amp; &quot;=&quot; &amp;[.W27] &amp; &quot;$&quot;)" office:value-type="string" office:string-value="$v=\frac{\Delta s}{\Delta t}$" calcext:value-type="string">
            <text:p>$v=\frac{\Delta s}{\Delta t}$</text:p>
          </table:table-cell>
          <table:table-cell table:style-name="ce88"/>
          <table:table-cell table:style-name="ce82" office:value-type="string" calcext:value-type="string">
            <text:p>\frac{\Delta s}{\Delta t}</text:p>
          </table:table-cell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61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8]=&quot;&quot;;&quot;&quot;;[.X28])" office:value-type="string" office:string-value="gravitational field strength" calcext:value-type="string">
            <text:p>gravitational field strength</text:p>
          </table:table-cell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8" table:formula="of:=IF([.$X28]=&quot;&quot;;&quot;&quot;;CONCATENATE(&quot;\SI{1}{&quot;;[.$AC28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48" table:formula="of:=IF([.$X28]=&quot;&quot;;&quot;&quot;;CONCATENATE(&quot;\SI{1}{&quot;;[.$AC28];&quot;}&quot;))" office:value-type="string" office:string-value="\SI{1}{\newton\per\kg}" calcext:value-type="string">
            <text:p>\SI{1}{\newton\per\kg}</text:p>
          </table:table-cell>
          <table:table-cell table:style-name="ce48" table:formula="of:=IF([.$AB28]=&quot;&quot;;&quot;&quot;;[.$AB28])">
            <text:p/>
          </table:table-cell>
          <table:table-cell table:style-name="ce8"/>
          <table:table-cell table:style-name="ce3" table:formula="of:=IF([.$X28]=&quot;&quot;;&quot;&quot;;[.$F28])" office:value-type="string" office:string-value="\SI{1}{\newton\per\kg}" calcext:value-type="string">
            <text:p>\SI{1}{\newton\per\kg}</text:p>
          </table:table-cell>
          <table:table-cell table:style-name="ce3" table:formula="of:=IF([.X28]=&quot;&quot;;&quot;&quot;;CONCATENATE(&quot;\SI{1}{&quot;;[.$AD28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W28]=&quot;&quot;;&quot;&quot;;&quot;$&quot; &amp; [.$W28] &amp; &quot;$&quot;)" office:value-type="string" office:string-value="$\frac{F}{m}$" calcext:value-type="string">
            <text:p>$\frac{F}{m}$</text:p>
          </table:table-cell>
          <table:table-cell table:style-name="ce8" table:formula="of:=IF([.W28]=&quot;&quot;;&quot;&quot;;&quot;$&quot; &amp;[.Y28] &amp; &quot;=&quot; &amp;[.W28] &amp; &quot;$&quot;)" office:value-type="string" office:string-value="$g=\frac{F}{m}$" calcext:value-type="string">
            <text:p>$g=\frac{F}{m}$</text:p>
          </table:table-cell>
          <table:table-cell table:style-name="ce8"/>
          <table:table-cell table:style-name="ce3" table:formula="of:=IF([.X28]=&quot;&quot;;&quot;&quot;;[.$AC28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3" table:formula="of:=IF([.W28]=&quot;&quot;;&quot;&quot;;&quot;$&quot; &amp;[.Y28] &amp; &quot;=&quot; &amp;[.W28] &amp; &quot;$&quot;)" office:value-type="string" office:string-value="$g=\frac{F}{m}$" calcext:value-type="string">
            <text:p>$g=\frac{F}{m}$</text:p>
          </table:table-cell>
          <table:table-cell table:style-name="ce88"/>
          <table:table-cell table:style-name="ce82" office:value-type="string" calcext:value-type="string">
            <text:p>\frac{F}{m}</text:p>
          </table:table-cell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61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9]=&quot;&quot;;&quot;&quot;;[.X29])" office:value-type="string" office:string-value="momentum" calcext:value-type="string">
            <text:p>momentum</text:p>
          </table:table-cell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8" table:formula="of:=IF([.$X29]=&quot;&quot;;&quot;&quot;;CONCATENATE(&quot;\SI{1}{&quot;;[.$AC29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48" table:formula="of:=IF([.$X29]=&quot;&quot;;&quot;&quot;;CONCATENATE(&quot;\SI{1}{&quot;;[.$AC29];&quot;}&quot;))" office:value-type="string" office:string-value="\SI{1}{\huygens}" calcext:value-type="string">
            <text:p>\SI{1}{\huygens}</text:p>
          </table:table-cell>
          <table:table-cell table:style-name="ce48" table:formula="of:=IF([.$AB29]=&quot;&quot;;&quot;&quot;;[.$AB29])" office:value-type="string" office:string-value="huygens" calcext:value-type="string">
            <text:p>huygens</text:p>
          </table:table-cell>
          <table:table-cell table:style-name="ce8"/>
          <table:table-cell table:style-name="ce3" table:formula="of:=IF([.$X29]=&quot;&quot;;&quot;&quot;;[.$F29])" office:value-type="string" office:string-value="\SI{1}{\huygens}" calcext:value-type="string">
            <text:p>\SI{1}{\huygens}</text:p>
          </table:table-cell>
          <table:table-cell table:style-name="ce3" table:formula="of:=IF([.X29]=&quot;&quot;;&quot;&quot;;CONCATENATE(&quot;\SI{1}{&quot;;[.$AD29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W29]=&quot;&quot;;&quot;&quot;;&quot;$&quot; &amp; [.$W29] &amp; &quot;$&quot;)" office:value-type="string" office:string-value="$m \cdot v$" calcext:value-type="string">
            <text:p>$m \cdot v$</text:p>
          </table:table-cell>
          <table:table-cell table:style-name="ce8" table:formula="of:=IF([.W29]=&quot;&quot;;&quot;&quot;;&quot;$&quot; &amp;[.Y29] &amp; &quot;=&quot; &amp;[.W29] &amp; &quot;$&quot;)" office:value-type="string" office:string-value="$p=m \cdot v$" calcext:value-type="string">
            <text:p>$p=m \cdot v$</text:p>
          </table:table-cell>
          <table:table-cell table:style-name="ce8"/>
          <table:table-cell table:style-name="ce3" table:formula="of:=IF([.X29]=&quot;&quot;;&quot;&quot;;[.$AC29])" office:value-type="string" office:string-value="\huygens" calcext:value-type="string">
            <text:p>\huygens</text:p>
          </table:table-cell>
          <table:table-cell table:style-name="ce7" table:formula="of:=IF([.X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3" table:formula="of:=IF([.W29]=&quot;&quot;;&quot;&quot;;&quot;$&quot; &amp;[.Y29] &amp; &quot;=&quot; &amp;[.W29] &amp; &quot;$&quot;)" office:value-type="string" office:string-value="$p=m \cdot v$" calcext:value-type="string">
            <text:p>$p=m \cdot v$</text:p>
          </table:table-cell>
          <table:table-cell table:style-name="ce88"/>
          <table:table-cell table:style-name="ce82" office:value-type="string" calcext:value-type="string">
            <text:p>m \cdot v</text:p>
          </table:table-cell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61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0]=&quot;&quot;;&quot;&quot;;[.X30])" office:value-type="string" office:string-value="induced e.m.f." calcext:value-type="string">
            <text:p>induced e.m.f.</text:p>
          </table:table-cell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8" table:formula="of:=IF([.$X30]=&quot;&quot;;&quot;&quot;;CONCATENATE(&quot;\SI{1}{&quot;;[.$AC3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30]=&quot;&quot;;&quot;&quot;;CONCATENATE(&quot;\SI{1}{&quot;;[.$AC30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30]=&quot;&quot;;&quot;&quot;;[.$F30])" office:value-type="string" office:string-value="\SI{1}{\volt}" calcext:value-type="string">
            <text:p>\SI{1}{\volt}</text:p>
          </table:table-cell>
          <table:table-cell table:style-name="ce65"/>
          <table:table-cell table:style-name="ce3"/>
          <table:table-cell table:style-name="ce3" table:formula="of:=IF([.$W30]=&quot;&quot;;&quot;&quot;;&quot;$&quot; &amp; [.$W30] &amp; &quot;$&quot;)" office:value-type="string" office:string-value="$-N\,\frac{\Delta \Phi}{\Delta t}$" calcext:value-type="string">
            <text:p>$-N\,\frac{\Delta \Phi}{\Delta t}$</text:p>
          </table:table-cell>
          <table:table-cell table:style-name="ce8" table:formula="of:=IF([.W30]=&quot;&quot;;&quot;&quot;;&quot;$&quot; &amp;[.Y30] &amp; &quot;=&quot; &amp;[.W30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"/>
          <table:table-cell table:style-name="ce3" table:formula="of:=IF([.X30]=&quot;&quot;;&quot;&quot;;[.$AC30])" office:value-type="string" office:string-value="\volt" calcext:value-type="string">
            <text:p>\volt</text:p>
          </table:table-cell>
          <table:table-cell table:style-name="ce7" table:formula="of:=IF([.X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3" table:formula="of:=IF([.W30]=&quot;&quot;;&quot;&quot;;&quot;$&quot; &amp;[.Y30] &amp; &quot;=&quot; &amp;[.W30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8"/>
          <table:table-cell table:style-name="ce82" office:value-type="string" calcext:value-type="string">
            <text:p>-N\,\frac{\Delta \Phi}{\Delta t}</text:p>
          </table:table-cell>
          <table:table-cell table:style-name="ce26" office:value-type="string" calcext:value-type="string">
            <text:p>induced e.m.f.</text:p>
          </table:table-cell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/>
          <table:table-cell table:style-name="ce25"/>
          <table:table-cell table:style-name="ce135"/>
          <table:table-cell table:style-name="ce41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1]=&quot;&quot;;&quot;&quot;;[.X31])" office:value-type="string" office:string-value="inductance" calcext:value-type="string">
            <text:p>inductance</text:p>
          </table:table-cell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8" table:formula="of:=IF([.$X31]=&quot;&quot;;&quot;&quot;;CONCATENATE(&quot;\SI{1}{&quot;;[.$AC31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48" table:formula="of:=IF([.$X31]=&quot;&quot;;&quot;&quot;;CONCATENATE(&quot;\SI{1}{&quot;;[.$AC31];&quot;}&quot;))" office:value-type="string" office:string-value="\SI{1}{\henry}" calcext:value-type="string">
            <text:p>\SI{1}{\henry}</text:p>
          </table:table-cell>
          <table:table-cell table:style-name="ce48" table:formula="of:=IF([.$AB31]=&quot;&quot;;&quot;&quot;;[.$AB31])" office:value-type="string" office:string-value="henry" calcext:value-type="string">
            <text:p>henry</text:p>
          </table:table-cell>
          <table:table-cell table:style-name="ce8"/>
          <table:table-cell table:style-name="ce3" table:formula="of:=IF([.$X31]=&quot;&quot;;&quot;&quot;;[.$F31])" office:value-type="string" office:string-value="\SI{1}{\henry}" calcext:value-type="string">
            <text:p>\SI{1}{\henry}</text:p>
          </table:table-cell>
          <table:table-cell table:style-name="ce65"/>
          <table:table-cell table:style-name="ce3"/>
          <table:table-cell table:style-name="ce3" table:formula="of:=IF([.$W31]=&quot;&quot;;&quot;&quot;;&quot;$&quot; &amp; [.$W31] &amp; &quot;$&quot;)" office:value-type="string" office:string-value="$$V_L / \left(\frac{\Delta I}{\Delta t}\right)$$" calcext:value-type="string">
            <text:p>$$V_L / \left(\frac{\Delta I}{\Delta t}\right)$$</text:p>
          </table:table-cell>
          <table:table-cell table:style-name="ce8" table:formula="of:=IF([.W31]=&quot;&quot;;&quot;&quot;;&quot;$&quot; &amp;[.Y31] &amp; &quot;=&quot; &amp;[.W31] &amp; &quot;$&quot;)" office:value-type="string" office:string-value="$L=$V_L / \left(\frac{\Delta I}{\Delta t}\right)$$" calcext:value-type="string">
            <text:p>$L=$V_L / \left(\frac{\Delta I}{\Delta t}\right)$$</text:p>
          </table:table-cell>
          <table:table-cell table:style-name="ce8"/>
          <table:table-cell table:style-name="ce3" table:formula="of:=IF([.X31]=&quot;&quot;;&quot;&quot;;[.$AC31])" office:value-type="string" office:string-value="\henry" calcext:value-type="string">
            <text:p>\henry</text:p>
          </table:table-cell>
          <table:table-cell table:style-name="ce7" table:formula="of:=IF([.X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3" table:formula="of:=IF([.W31]=&quot;&quot;;&quot;&quot;;&quot;$&quot; &amp;[.Y31] &amp; &quot;=&quot; &amp;[.W31] &amp; &quot;$&quot;)" office:value-type="string" office:string-value="$L=$V_L / \left(\frac{\Delta I}{\Delta t}\right)$$" calcext:value-type="string">
            <text:p>$L=$V_L / \left(\frac{\Delta I}{\Delta t}\right)$$</text:p>
          </table:table-cell>
          <table:table-cell table:style-name="ce88"/>
          <table:table-cell table:style-name="ce82" office:value-type="string" calcext:value-type="string">
            <text:p>$V_L / \left(\frac{\Delta I}{\Delta t}\right)$</text:p>
          </table:table-cell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61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2]=&quot;&quot;;&quot;&quot;;[.X32])" office:value-type="string" office:string-value="intensity" calcext:value-type="string">
            <text:p>intensity</text:p>
          </table:table-cell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8" table:formula="of:=IF([.$X32]=&quot;&quot;;&quot;&quot;;CONCATENATE(&quot;\SI{1}{&quot;;[.$AC32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48" table:formula="of:=IF([.$X32]=&quot;&quot;;&quot;&quot;;CONCATENATE(&quot;\SI{1}{&quot;;[.$AC32];&quot;}&quot;))" office:value-type="string" office:string-value="\SI{1}{\watt\per\meter\squared}" calcext:value-type="string">
            <text:p>\SI{1}{\watt\per\meter\squared}</text:p>
          </table:table-cell>
          <table:table-cell table:style-name="ce48" table:formula="of:=IF([.$AB32]=&quot;&quot;;&quot;&quot;;[.$AB32])">
            <text:p/>
          </table:table-cell>
          <table:table-cell table:style-name="ce8"/>
          <table:table-cell table:style-name="ce3" table:formula="of:=IF([.$X32]=&quot;&quot;;&quot;&quot;;[.$F32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X32]=&quot;&quot;;&quot;&quot;;CONCATENATE(&quot;\SI{1}{&quot;;[.$AD32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W32]=&quot;&quot;;&quot;&quot;;&quot;$&quot; &amp; [.$W32] &amp; &quot;$&quot;)" office:value-type="string" office:string-value="$\frac{\Delta E}{A\,\Delta t}$" calcext:value-type="string">
            <text:p>$\frac{\Delta E}{A\,\Delta t}$</text:p>
          </table:table-cell>
          <table:table-cell table:style-name="ce8" table:formula="of:=IF([.W32]=&quot;&quot;;&quot;&quot;;&quot;$&quot; &amp;[.Y32] &amp; &quot;=&quot; &amp;[.W32] &amp; &quot;$&quot;)" office:value-type="string" office:string-value="$I=\frac{\Delta E}{A\,\Delta t}$" calcext:value-type="string">
            <text:p>$I=\frac{\Delta E}{A\,\Delta t}$</text:p>
          </table:table-cell>
          <table:table-cell table:style-name="ce8"/>
          <table:table-cell table:style-name="ce3" table:formula="of:=IF([.X32]=&quot;&quot;;&quot;&quot;;[.$AC32])" office:value-type="string" office:string-value="\watt\per\meter\squared" calcext:value-type="string">
            <text:p>\watt\per\meter\squared</text:p>
          </table:table-cell>
          <table:table-cell table:style-name="ce7" table:formula="of:=IF([.X3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3" table:formula="of:=IF([.W32]=&quot;&quot;;&quot;&quot;;&quot;$&quot; &amp;[.Y32] &amp; &quot;=&quot; &amp;[.W32] &amp; &quot;$&quot;)" office:value-type="string" office:string-value="$I=\frac{\Delta E}{A\,\Delta t}$" calcext:value-type="string">
            <text:p>$I=\frac{\Delta E}{A\,\Delta t}$</text:p>
          </table:table-cell>
          <table:table-cell table:style-name="ce88"/>
          <table:table-cell table:style-name="ce82" office:value-type="string" calcext:value-type="string">
            <text:p>\frac{\Delta E}{A\,\Delta t}</text:p>
          </table:table-cell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61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3]=&quot;&quot;;&quot;&quot;;[.X33])" office:value-type="string" office:string-value="capacitance" calcext:value-type="string">
            <text:p>capacitance</text:p>
          </table:table-cell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8" table:formula="of:=IF([.$X33]=&quot;&quot;;&quot;&quot;;CONCATENATE(&quot;\SI{1}{&quot;;[.$AC33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48" table:formula="of:=IF([.$X33]=&quot;&quot;;&quot;&quot;;CONCATENATE(&quot;\SI{1}{&quot;;[.$AC33];&quot;}&quot;))" office:value-type="string" office:string-value="\SI{1}{\farad}" calcext:value-type="string">
            <text:p>\SI{1}{\farad}</text:p>
          </table:table-cell>
          <table:table-cell table:style-name="ce48" table:formula="of:=IF([.$AB33]=&quot;&quot;;&quot;&quot;;[.$AB33])" office:value-type="string" office:string-value="farad" calcext:value-type="string">
            <text:p>farad</text:p>
          </table:table-cell>
          <table:table-cell table:style-name="ce8"/>
          <table:table-cell table:style-name="ce3" table:formula="of:=IF([.$X33]=&quot;&quot;;&quot;&quot;;[.$F33])" office:value-type="string" office:string-value="\SI{1}{\farad}" calcext:value-type="string">
            <text:p>\SI{1}{\farad}</text:p>
          </table:table-cell>
          <table:table-cell table:style-name="ce3" table:formula="of:=IF([.X33]=&quot;&quot;;&quot;&quot;;CONCATENATE(&quot;\SI{1}{&quot;;[.$AD33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W33]=&quot;&quot;;&quot;&quot;;&quot;$&quot; &amp; [.$W33] &amp; &quot;$&quot;)" office:value-type="string" office:string-value="$\frac{Q}{V}$" calcext:value-type="string">
            <text:p>$\frac{Q}{V}$</text:p>
          </table:table-cell>
          <table:table-cell table:style-name="ce8" table:formula="of:=IF([.W33]=&quot;&quot;;&quot;&quot;;&quot;$&quot; &amp;[.Y33] &amp; &quot;=&quot; &amp;[.W33] &amp; &quot;$&quot;)" office:value-type="string" office:string-value="$C=\frac{Q}{V}$" calcext:value-type="string">
            <text:p>$C=\frac{Q}{V}$</text:p>
          </table:table-cell>
          <table:table-cell table:style-name="ce8"/>
          <table:table-cell table:style-name="ce3" table:formula="of:=IF([.X33]=&quot;&quot;;&quot;&quot;;[.$AC33])" office:value-type="string" office:string-value="\farad" calcext:value-type="string">
            <text:p>\farad</text:p>
          </table:table-cell>
          <table:table-cell table:style-name="ce7" table:formula="of:=IF([.X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3" table:formula="of:=IF([.W33]=&quot;&quot;;&quot;&quot;;&quot;$&quot; &amp;[.Y33] &amp; &quot;=&quot; &amp;[.W33] &amp; &quot;$&quot;)" office:value-type="string" office:string-value="$C=\frac{Q}{V}$" calcext:value-type="string">
            <text:p>$C=\frac{Q}{V}$</text:p>
          </table:table-cell>
          <table:table-cell table:style-name="ce88"/>
          <table:table-cell table:style-name="ce82" office:value-type="string" calcext:value-type="string">
            <text:p>\frac{Q}{V}</text:p>
          </table:table-cell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61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34]=&quot;&quot;;&quot;&quot;;[.X34])" office:value-type="string" office:string-value="force" calcext:value-type="string">
            <text:p>force</text:p>
          </table:table-cell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8" table:formula="of:=IF([.$X34]=&quot;&quot;;&quot;&quot;;CONCATENATE(&quot;\SI{1}{&quot;;[.$AC34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48" table:formula="of:=IF([.$X34]=&quot;&quot;;&quot;&quot;;CONCATENATE(&quot;\SI{1}{&quot;;[.$AC34];&quot;}&quot;))" office:value-type="string" office:string-value="\SI{1}{\newton}" calcext:value-type="string">
            <text:p>\SI{1}{\newton}</text:p>
          </table:table-cell>
          <table:table-cell table:style-name="ce48" table:formula="of:=IF([.$AB34]=&quot;&quot;;&quot;&quot;;[.$AB34])" office:value-type="string" office:string-value="newton" calcext:value-type="string">
            <text:p>newton</text:p>
          </table:table-cell>
          <table:table-cell table:style-name="ce8"/>
          <table:table-cell table:style-name="ce3" table:formula="of:=IF([.$X34]=&quot;&quot;;&quot;&quot;;[.$F34])" office:value-type="string" office:string-value="\SI{1}{\newton}" calcext:value-type="string">
            <text:p>\SI{1}{\newton}</text:p>
          </table:table-cell>
          <table:table-cell table:style-name="ce3" table:formula="of:=IF([.X34]=&quot;&quot;;&quot;&quot;;CONCATENATE(&quot;\SI{1}{&quot;;[.$AD34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W34]=&quot;&quot;;&quot;&quot;;&quot;$&quot; &amp; [.$W34] &amp; &quot;$&quot;)" office:value-type="string" office:string-value="$m\cdot a$" calcext:value-type="string">
            <text:p>$m\cdot a$</text:p>
          </table:table-cell>
          <table:table-cell table:style-name="ce8" table:formula="of:=IF([.W34]=&quot;&quot;;&quot;&quot;;&quot;$&quot; &amp;[.Y34] &amp; &quot;=&quot; &amp;[.W34] &amp; &quot;$&quot;)" office:value-type="string" office:string-value="$F=m\cdot a$" calcext:value-type="string">
            <text:p>$F=m\cdot a$</text:p>
          </table:table-cell>
          <table:table-cell table:style-name="ce8"/>
          <table:table-cell table:style-name="ce3" table:formula="of:=IF([.X34]=&quot;&quot;;&quot;&quot;;[.$AC34])" office:value-type="string" office:string-value="\newton" calcext:value-type="string">
            <text:p>\newton</text:p>
          </table:table-cell>
          <table:table-cell table:style-name="ce7" table:formula="of:=IF([.X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3" table:formula="of:=IF([.W34]=&quot;&quot;;&quot;&quot;;&quot;$&quot; &amp;[.Y34] &amp; &quot;=&quot; &amp;[.W34] &amp; &quot;$&quot;)" office:value-type="string" office:string-value="$F=m\cdot a$" calcext:value-type="string">
            <text:p>$F=m\cdot a$</text:p>
          </table:table-cell>
          <table:table-cell table:style-name="ce88"/>
          <table:table-cell table:style-name="ce82" office:value-type="string" calcext:value-type="string">
            <text:p>m\cdot a</text:p>
          </table:table-cell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5]=&quot;&quot;;&quot;&quot;;[.X35])" office:value-type="string" office:string-value="angular frequency" calcext:value-type="string">
            <text:p>angular frequency</text:p>
          </table:table-cell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9" table:formula="of:=IF([.$X35]=&quot;&quot;;&quot;&quot;;CONCATENATE(&quot;\si{&quot;;[.$AC35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48" table:formula="of:=IF([.$X35]=&quot;&quot;;&quot;&quot;;CONCATENATE(&quot;\SI{1}{&quot;;[.$AC35];&quot;}&quot;))" office:value-type="string" office:string-value="\SI{1}{\per\s}" calcext:value-type="string">
            <text:p>\SI{1}{\per\s}</text:p>
          </table:table-cell>
          <table:table-cell table:style-name="ce48" table:formula="of:=IF([.$AB35]=&quot;&quot;;&quot;&quot;;[.$AB35])">
            <text:p/>
          </table:table-cell>
          <table:table-cell table:style-name="ce8"/>
          <table:table-cell table:style-name="ce3" table:formula="of:=IF([.$X35]=&quot;&quot;;&quot;&quot;;[.$F35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W35]=&quot;&quot;;&quot;&quot;;&quot;$&quot; &amp; [.$W35] &amp; &quot;$&quot;)" office:value-type="string" office:string-value="$\frac{2\pi}{T}$" calcext:value-type="string">
            <text:p>$\frac{2\pi}{T}$</text:p>
          </table:table-cell>
          <table:table-cell table:style-name="ce8" table:formula="of:=IF([.W35]=&quot;&quot;;&quot;&quot;;&quot;$&quot; &amp;[.Y35] &amp; &quot;=&quot; &amp;[.W35] &amp; &quot;$&quot;)" office:value-type="string" office:string-value="$\omega=\frac{2\pi}{T}$" calcext:value-type="string">
            <text:p>$\omega=\frac{2\pi}{T}$</text:p>
          </table:table-cell>
          <table:table-cell table:style-name="ce8"/>
          <table:table-cell table:style-name="ce3" table:formula="of:=IF([.X35]=&quot;&quot;;&quot;&quot;;[.$AC35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3" table:formula="of:=IF([.W35]=&quot;&quot;;&quot;&quot;;&quot;$&quot; &amp;[.Y35] &amp; &quot;=&quot; &amp;[.W35] &amp; &quot;$&quot;)" office:value-type="string" office:string-value="$\omega=\frac{2\pi}{T}$" calcext:value-type="string">
            <text:p>$\omega=\frac{2\pi}{T}$</text:p>
          </table:table-cell>
          <table:table-cell table:style-name="ce88"/>
          <table:table-cell table:style-name="ce82" office:value-type="string" calcext:value-type="string">
            <text:p>\frac{2\pi}{T}</text:p>
          </table:table-cell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61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6]=&quot;&quot;;&quot;&quot;;[.X36])" office:value-type="string" office:string-value="charge" calcext:value-type="string">
            <text:p>charge</text:p>
          </table:table-cell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8" table:formula="of:=IF([.$X36]=&quot;&quot;;&quot;&quot;;CONCATENATE(&quot;\SI{1}{&quot;;[.$AC36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48" table:formula="of:=IF([.$X36]=&quot;&quot;;&quot;&quot;;CONCATENATE(&quot;\SI{1}{&quot;;[.$AC36];&quot;}&quot;))" office:value-type="string" office:string-value="\SI{1}{\coulomb}" calcext:value-type="string">
            <text:p>\SI{1}{\coulomb}</text:p>
          </table:table-cell>
          <table:table-cell table:style-name="ce48" table:formula="of:=IF([.$AB36]=&quot;&quot;;&quot;&quot;;[.$AB36])" office:value-type="string" office:string-value="coulomb" calcext:value-type="string">
            <text:p>coulomb</text:p>
          </table:table-cell>
          <table:table-cell table:style-name="ce8"/>
          <table:table-cell table:style-name="ce3" table:formula="of:=IF([.$X36]=&quot;&quot;;&quot;&quot;;[.$F36])" office:value-type="string" office:string-value="\SI{1}{\coulomb}" calcext:value-type="string">
            <text:p>\SI{1}{\coulomb}</text:p>
          </table:table-cell>
          <table:table-cell table:style-name="ce3" table:formula="of:=IF([.X36]=&quot;&quot;;&quot;&quot;;CONCATENATE(&quot;\SI{1}{&quot;;[.$AD36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W36]=&quot;&quot;;&quot;&quot;;&quot;$&quot; &amp; [.$W36] &amp; &quot;$&quot;)" office:value-type="string" office:string-value="$I\cdot t$" calcext:value-type="string">
            <text:p>$I\cdot t$</text:p>
          </table:table-cell>
          <table:table-cell table:style-name="ce8" table:formula="of:=IF([.W36]=&quot;&quot;;&quot;&quot;;&quot;$&quot; &amp;[.Y36] &amp; &quot;=&quot; &amp;[.W36] &amp; &quot;$&quot;)" office:value-type="string" office:string-value="$Q=I\cdot t$" calcext:value-type="string">
            <text:p>$Q=I\cdot t$</text:p>
          </table:table-cell>
          <table:table-cell table:style-name="ce8"/>
          <table:table-cell table:style-name="ce3" table:formula="of:=IF([.X36]=&quot;&quot;;&quot;&quot;;[.$AC36])" office:value-type="string" office:string-value="\coulomb" calcext:value-type="string">
            <text:p>\coulomb</text:p>
          </table:table-cell>
          <table:table-cell table:style-name="ce7" table:formula="of:=IF([.X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3" table:formula="of:=IF([.W36]=&quot;&quot;;&quot;&quot;;&quot;$&quot; &amp;[.Y36] &amp; &quot;=&quot; &amp;[.W36] &amp; &quot;$&quot;)" office:value-type="string" office:string-value="$Q=I\cdot t$" calcext:value-type="string">
            <text:p>$Q=I\cdot t$</text:p>
          </table:table-cell>
          <table:table-cell table:style-name="ce88"/>
          <table:table-cell table:style-name="ce82" office:value-type="string" calcext:value-type="string">
            <text:p>I\cdot t</text:p>
          </table:table-cell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61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37]=&quot;&quot;;&quot;&quot;;[.X37])" office:value-type="string" office:string-value="power" calcext:value-type="string">
            <text:p>power</text:p>
          </table:table-cell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8" table:formula="of:=IF([.$X37]=&quot;&quot;;&quot;&quot;;CONCATENATE(&quot;\SI{1}{&quot;;[.$AC37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37]=&quot;&quot;;&quot;&quot;;CONCATENATE(&quot;\SI{1}{&quot;;[.$AC37];&quot;}&quot;))" office:value-type="string" office:string-value="\SI{1}{\watt}" calcext:value-type="string">
            <text:p>\SI{1}{\watt}</text:p>
          </table:table-cell>
          <table:table-cell table:style-name="ce48" table:formula="of:=IF([.$AB37]=&quot;&quot;;&quot;&quot;;[.$AB37])" office:value-type="string" office:string-value="watt" calcext:value-type="string">
            <text:p>watt</text:p>
          </table:table-cell>
          <table:table-cell table:style-name="ce8"/>
          <table:table-cell table:style-name="ce3" table:formula="of:=IF([.$X37]=&quot;&quot;;&quot;&quot;;[.$F37])" office:value-type="string" office:string-value="\SI{1}{\watt}" calcext:value-type="string">
            <text:p>\SI{1}{\watt}</text:p>
          </table:table-cell>
          <table:table-cell table:style-name="ce3" table:formula="of:=IF([.X37]=&quot;&quot;;&quot;&quot;;CONCATENATE(&quot;\SI{1}{&quot;;[.$AD37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W37]=&quot;&quot;;&quot;&quot;;&quot;$&quot; &amp; [.$W37] &amp; &quot;$&quot;)" office:value-type="string" office:string-value="$\frac{E}{t}$" calcext:value-type="string">
            <text:p>$\frac{E}{t}$</text:p>
          </table:table-cell>
          <table:table-cell table:style-name="ce8" table:formula="of:=IF([.W37]=&quot;&quot;;&quot;&quot;;&quot;$&quot; &amp;[.Y37] &amp; &quot;=&quot; &amp;[.W37] &amp; &quot;$&quot;)" office:value-type="string" office:string-value="$P=\frac{E}{t}$" calcext:value-type="string">
            <text:p>$P=\frac{E}{t}$</text:p>
          </table:table-cell>
          <table:table-cell table:style-name="ce8"/>
          <table:table-cell table:style-name="ce3" table:formula="of:=IF([.X37]=&quot;&quot;;&quot;&quot;;[.$AC37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3" table:formula="of:=IF([.W37]=&quot;&quot;;&quot;&quot;;&quot;$&quot; &amp;[.Y37] &amp; &quot;=&quot; &amp;[.W37] &amp; &quot;$&quot;)" office:value-type="string" office:string-value="$P=\frac{E}{t}$" calcext:value-type="string">
            <text:p>$P=\frac{E}{t}$</text:p>
          </table:table-cell>
          <table:table-cell table:style-name="ce97"/>
          <table:table-cell table:style-name="ce55" office:value-type="string" calcext:value-type="string">
            <text:p>\frac{E}{t}</text:p>
          </table:table-cell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8]=&quot;&quot;;&quot;&quot;;[.X38])" office:value-type="string" office:string-value="magnetic field strength" calcext:value-type="string">
            <text:p>magnetic field strength</text:p>
          </table:table-cell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4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48" table:formula="of:=IF([.$AB38]=&quot;&quot;;&quot;&quot;;[.$AB38])" office:value-type="string" office:string-value="tesla" calcext:value-type="string">
            <text:p>tesla</text:p>
          </table:table-cell>
          <table:table-cell table:style-name="ce8"/>
          <table:table-cell table:style-name="ce3" table:formula="of:=IF([.$X38]=&quot;&quot;;&quot;&quot;;[.$F38])" office:value-type="string" office:string-value="\SI{1}{\tesla}" calcext:value-type="string">
            <text:p>\SI{1}{\tesla}</text:p>
          </table:table-cell>
          <table:table-cell table:style-name="ce65"/>
          <table:table-cell table:style-name="ce3"/>
          <table:table-cell table:style-name="ce3" table:formula="of:=IF([.$W38]=&quot;&quot;;&quot;&quot;;&quot;$&quot; &amp; [.$W38] &amp; &quot;$&quot;)" office:value-type="string" office:string-value="$\frac{F}{Is}$" calcext:value-type="string">
            <text:p>$\frac{F}{Is}$</text:p>
          </table:table-cell>
          <table:table-cell table:style-name="ce8" table:formula="of:=IF([.W38]=&quot;&quot;;&quot;&quot;;&quot;$&quot; &amp;[.Y38] &amp; &quot;=&quot; &amp;[.W38] &amp; &quot;$&quot;)" office:value-type="string" office:string-value="$B=\frac{F}{Is}$" calcext:value-type="string">
            <text:p>$B=\frac{F}{Is}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X38]=&quot;&quot;;&quot;&quot;;[.$AC38])" office:value-type="string" office:string-value="\tesla" calcext:value-type="string">
            <text:p>\tesla</text:p>
          </table:table-cell>
          <table:table-cell table:style-name="ce7" table:formula="of:=IF([.X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3" table:formula="of:=IF([.W38]=&quot;&quot;;&quot;&quot;;&quot;$&quot; &amp;[.Y38] &amp; &quot;=&quot; &amp;[.W38] &amp; &quot;$&quot;)" office:value-type="string" office:string-value="$B=\frac{F}{Is}$" calcext:value-type="string">
            <text:p>$B=\frac{F}{Is}$</text:p>
          </table:table-cell>
          <table:table-cell table:style-name="ce88"/>
          <table:table-cell table:style-name="ce82" office:value-type="string" calcext:value-type="string">
            <text:p>\frac{F}{Is}</text:p>
          </table:table-cell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61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9]=&quot;&quot;;&quot;&quot;;[.X39])" office:value-type="string" office:string-value="magnetic flux" calcext:value-type="string">
            <text:p>magnetic flux</text:p>
          </table:table-cell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4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48" table:formula="of:=IF([.$AB39]=&quot;&quot;;&quot;&quot;;[.$AB39])" office:value-type="string" office:string-value="weber" calcext:value-type="string">
            <text:p>weber</text:p>
          </table:table-cell>
          <table:table-cell table:style-name="ce8"/>
          <table:table-cell table:style-name="ce3" table:formula="of:=IF([.$X39]=&quot;&quot;;&quot;&quot;;[.$F39])" office:value-type="string" office:string-value="\SI{1}{\weber}" calcext:value-type="string">
            <text:p>\SI{1}{\weber}</text:p>
          </table:table-cell>
          <table:table-cell table:style-name="ce3" table:formula="of:=IF([.X39]=&quot;&quot;;&quot;&quot;;CONCATENATE(&quot;\SI{1}{&quot;;[.$AD39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W39]=&quot;&quot;;&quot;&quot;;&quot;$&quot; &amp; [.$W39] &amp; &quot;$&quot;)" office:value-type="string" office:string-value="$B\cdot A$" calcext:value-type="string">
            <text:p>$B\cdot A$</text:p>
          </table:table-cell>
          <table:table-cell table:style-name="ce8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X39]=&quot;&quot;;&quot;&quot;;[.$AC39])" office:value-type="string" office:string-value="\weber" calcext:value-type="string">
            <text:p>\weber</text:p>
          </table:table-cell>
          <table:table-cell table:style-name="ce7" table:formula="of:=IF([.X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3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88"/>
          <table:table-cell table:style-name="ce82" office:value-type="string" calcext:value-type="string">
            <text:p>B\cdot A</text:p>
          </table:table-cell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61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X40]=&quot;&quot;;&quot;&quot;;[.X40])" office:value-type="string" office:string-value="mass" calcext:value-type="string">
            <text:p>mass</text:p>
          </table:table-cell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4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48" table:formula="of:=IF([.$AB40]=&quot;&quot;;&quot;&quot;;[.$AB40])" office:value-type="string" office:string-value="kilogram" calcext:value-type="string">
            <text:p>kilogram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W40]=&quot;&quot;;&quot;&quot;;&quot;$&quot; &amp; [.$W40] &amp; &quot;$&quot;)">
            <text:p/>
          </table:table-cell>
          <table:table-cell table:style-name="ce8" table:formula="of:=IF([.W40]=&quot;&quot;;&quot;&quot;;&quot;$&quot; &amp;[.Y40] &amp; &quot;=&quot; &amp;[.W40] &amp; &quot;$&quot;)">
            <text:p/>
          </table:table-cell>
          <table:table-cell table:style-name="ce74"/>
          <table:table-cell table:style-name="ce3" table:formula="of:=IF([.X40]=&quot;&quot;;&quot;&quot;;[.$AC40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3" table:formula="of:=IF([.W40]=&quot;&quot;;&quot;&quot;;&quot;$&quot; &amp;[.Y40] &amp; &quot;=&quot; &amp;[.W40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61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1]=&quot;&quot;;&quot;&quot;;[.X41])" office:value-type="string" office:string-value="energy (mechanical)" calcext:value-type="string">
            <text:p>energy (mechanical)</text:p>
          </table:table-cell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8" table:formula="of:=IF([.$X41]=&quot;&quot;;&quot;&quot;;CONCATENATE(&quot;\SI{1}{&quot;;[.$AC41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41]=&quot;&quot;;&quot;&quot;;CONCATENATE(&quot;\SI{1}{&quot;;[.$AC41];&quot;}&quot;))" office:value-type="string" office:string-value="\SI{1}{\joule}" calcext:value-type="string">
            <text:p>\SI{1}{\joule}</text:p>
          </table:table-cell>
          <table:table-cell table:style-name="ce48" table:formula="of:=IF([.$AB41]=&quot;&quot;;&quot;&quot;;[.$AB41])" office:value-type="string" office:string-value="joule" calcext:value-type="string">
            <text:p>joule</text:p>
          </table:table-cell>
          <table:table-cell table:style-name="ce8"/>
          <table:table-cell table:style-name="ce3" table:formula="of:=IF([.$X41]=&quot;&quot;;&quot;&quot;;[.$F41])" office:value-type="string" office:string-value="\SI{1}{\joule}" calcext:value-type="string">
            <text:p>\SI{1}{\joule}</text:p>
          </table:table-cell>
          <table:table-cell table:style-name="ce3" table:formula="of:=IF([.X41]=&quot;&quot;;&quot;&quot;;CONCATENATE(&quot;\SI{1}{&quot;;[.$AD41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W41]=&quot;&quot;;&quot;&quot;;&quot;$&quot; &amp; [.$W41] &amp; &quot;$&quot;)" office:value-type="string" office:string-value="$F \times s$" calcext:value-type="string">
            <text:p>$F \times s$</text:p>
          </table:table-cell>
          <table:table-cell table:style-name="ce8" table:formula="of:=IF([.W41]=&quot;&quot;;&quot;&quot;;&quot;$&quot; &amp;[.Y41] &amp; &quot;=&quot; &amp;[.W41] &amp; &quot;$&quot;)" office:value-type="string" office:string-value="$E_{\text{me.}}=F \times s$" calcext:value-type="string">
            <text:p>$E_{\text{me.}}=F \times s$</text:p>
          </table:table-cell>
          <table:table-cell table:style-name="ce8"/>
          <table:table-cell table:style-name="ce3" table:formula="of:=IF([.X41]=&quot;&quot;;&quot;&quot;;[.$AC41])" office:value-type="string" office:string-value="\joule" calcext:value-type="string">
            <text:p>\joule</text:p>
          </table:table-cell>
          <table:table-cell table:style-name="ce7" table:formula="of:=IF([.X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3" table:formula="of:=IF([.W41]=&quot;&quot;;&quot;&quot;;&quot;$&quot; &amp;[.Y41] &amp; &quot;=&quot; &amp;[.W41] &amp; &quot;$&quot;)" office:value-type="string" office:string-value="$E_{\text{me.}}=F \times s$" calcext:value-type="string">
            <text:p>$E_{\text{me.}}=F \times s$</text:p>
          </table:table-cell>
          <table:table-cell table:style-name="ce88"/>
          <table:table-cell table:style-name="ce82" office:value-type="string" calcext:value-type="string">
            <text:p>F \times s</text:p>
          </table:table-cell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2]=&quot;&quot;;&quot;&quot;;[.X42])" office:value-type="string" office:string-value="period" calcext:value-type="string">
            <text:p>period</text:p>
          </table:table-cell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8" table:formula="of:=IF([.$X42]=&quot;&quot;;&quot;&quot;;CONCATENATE(&quot;\SI{1}{&quot;;[.$AC42];&quot;}&quot;))" office:value-type="string" office:string-value="\SI{1}{\s}" calcext:value-type="string">
            <text:p>\SI{1}{\s}</text:p>
          </table:table-cell>
          <table:table-cell table:style-name="ce8"/>
          <table:table-cell table:style-name="ce48" table:formula="of:=IF([.$X42]=&quot;&quot;;&quot;&quot;;CONCATENATE(&quot;\SI{1}{&quot;;[.$AC42];&quot;}&quot;))" office:value-type="string" office:string-value="\SI{1}{\s}" calcext:value-type="string">
            <text:p>\SI{1}{\s}</text:p>
          </table:table-cell>
          <table:table-cell table:style-name="ce48" table:formula="of:=IF([.$AB42]=&quot;&quot;;&quot;&quot;;[.$AB42])" office:value-type="string" office:string-value="second" calcext:value-type="string">
            <text:p>second</text:p>
          </table:table-cell>
          <table:table-cell table:style-name="ce8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W42]=&quot;&quot;;&quot;&quot;;&quot;$&quot; &amp; [.$W42] &amp; &quot;$&quot;)" office:value-type="string" office:string-value="$\frac{1}{f}$" calcext:value-type="string">
            <text:p>$\frac{1}{f}$</text:p>
          </table:table-cell>
          <table:table-cell table:style-name="ce8" table:formula="of:=IF([.W42]=&quot;&quot;;&quot;&quot;;&quot;$&quot; &amp;[.Y42] &amp; &quot;=&quot; &amp;[.W42] &amp; &quot;$&quot;)" office:value-type="string" office:string-value="$T=\frac{1}{f}$" calcext:value-type="string">
            <text:p>$T=\frac{1}{f}$</text:p>
          </table:table-cell>
          <table:table-cell table:style-name="ce8"/>
          <table:table-cell table:style-name="ce3" table:formula="of:=IF([.X42]=&quot;&quot;;&quot;&quot;;[.$AC42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3" table:formula="of:=IF([.W42]=&quot;&quot;;&quot;&quot;;&quot;$&quot; &amp;[.Y42] &amp; &quot;=&quot; &amp;[.W42] &amp; &quot;$&quot;)" office:value-type="string" office:string-value="$T=\frac{1}{f}$" calcext:value-type="string">
            <text:p>$T=\frac{1}{f}$</text:p>
          </table:table-cell>
          <table:table-cell table:style-name="ce88"/>
          <table:table-cell table:style-name="ce82" office:value-type="string" calcext:value-type="string">
            <text:p>\frac{1}{f}</text:p>
          </table:table-cell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61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3]=&quot;&quot;;&quot;&quot;;[.X43])" office:value-type="string" office:string-value="potential (electric)" calcext:value-type="string">
            <text:p>potential (electric)</text:p>
          </table:table-cell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8" table:formula="of:=IF([.$X43]=&quot;&quot;;&quot;&quot;;CONCATENATE(&quot;\SI{1}{&quot;;[.$AC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43]=&quot;&quot;;&quot;&quot;;CONCATENATE(&quot;\SI{1}{&quot;;[.$AC43];&quot;}&quot;))" office:value-type="string" office:string-value="\SI{1}{\volt}" calcext:value-type="string">
            <text:p>\SI{1}{\volt}</text:p>
          </table:table-cell>
          <table:table-cell table:style-name="ce48" table:formula="of:=IF([.$AB43]=&quot;&quot;;&quot;&quot;;[.$AB43])" office:value-type="string" office:string-value="volt" calcext:value-type="string">
            <text:p>volt</text:p>
          </table:table-cell>
          <table:table-cell table:style-name="ce8"/>
          <table:table-cell table:style-name="ce3" table:formula="of:=IF([.$X43]=&quot;&quot;;&quot;&quot;;[.$F43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43]=&quot;&quot;;&quot;&quot;;&quot;$&quot; &amp; [.$W43] &amp; &quot;$&quot;)" office:value-type="string" office:string-value="$\frac{E}{Q}$" calcext:value-type="string">
            <text:p>$\frac{E}{Q}$</text:p>
          </table:table-cell>
          <table:table-cell table:style-name="ce8" table:formula="of:=IF([.W43]=&quot;&quot;;&quot;&quot;;&quot;$&quot; &amp;[.Y43] &amp; &quot;=&quot; &amp;[.W43] &amp; &quot;$&quot;)" office:value-type="string" office:string-value="$\varphi=\frac{E}{Q}$" calcext:value-type="string">
            <text:p>$\varphi=\frac{E}{Q}$</text:p>
          </table:table-cell>
          <table:table-cell table:style-name="ce8"/>
          <table:table-cell table:style-name="ce3" table:formula="of:=IF([.X43]=&quot;&quot;;&quot;&quot;;[.$AC43])" office:value-type="string" office:string-value="\volt" calcext:value-type="string">
            <text:p>\volt</text:p>
          </table:table-cell>
          <table:table-cell table:style-name="ce7" table:formula="of:=IF([.X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3" table:formula="of:=IF([.W43]=&quot;&quot;;&quot;&quot;;&quot;$&quot; &amp;[.Y43] &amp; &quot;=&quot; &amp;[.W43] &amp; &quot;$&quot;)" office:value-type="string" office:string-value="$\varphi=\frac{E}{Q}$" calcext:value-type="string">
            <text:p>$\varphi=\frac{E}{Q}$</text:p>
          </table:table-cell>
          <table:table-cell table:style-name="ce88"/>
          <table:table-cell table:style-name="ce82" office:value-type="string" calcext:value-type="string">
            <text:p>\frac{E}{Q}</text:p>
          </table:table-cell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4]=&quot;&quot;;&quot;&quot;;[.X44])" office:value-type="string" office:string-value="percent" calcext:value-type="string">
            <text:p>percent</text:p>
          </table:table-cell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48" table:formula="of:=IF([.$X44]=&quot;&quot;;&quot;&quot;;CONCATENATE(&quot;\SI{1}{&quot;;[.$AC44];&quot;}&quot;))" office:value-type="string" office:string-value="\SI{1}{\percent}" calcext:value-type="string">
            <text:p>\SI{1}{\percent}</text:p>
          </table:table-cell>
          <table:table-cell table:style-name="ce48" table:formula="of:=IF([.$AB44]=&quot;&quot;;&quot;&quot;;[.$AB44])" office:value-type="string" office:string-value="percent" calcext:value-type="string">
            <text:p>percent</text:p>
          </table:table-cell>
          <table:table-cell table:style-name="ce8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  <table:table-cell table:style-name="ce61"/>
          <table:table-cell table:style-name="ce3" table:formula="of:=IF([.$W44]=&quot;&quot;;&quot;&quot;;&quot;$&quot; &amp; [.$W44] &amp; &quot;$&quot;)" office:value-type="string" office:string-value="$\frac{1}{100}$" calcext:value-type="string">
            <text:p>$\frac{1}{100}$</text:p>
          </table:table-cell>
          <table:table-cell table:style-name="ce8" table:formula="of:=IF([.W44]=&quot;&quot;;&quot;&quot;;&quot;$&quot; &amp;[.Y44] &amp; &quot;=&quot; &amp;[.W44] &amp; &quot;$&quot;)" office:value-type="string" office:string-value="$\SI{1}{\percent}=\frac{1}{100}$" calcext:value-type="string">
            <text:p>$\SI{1}{\percent}=\frac{1}{100}$</text:p>
          </table:table-cell>
          <table:table-cell table:style-name="ce8"/>
          <table:table-cell table:style-name="ce3" table:formula="of:=IF([.X44]=&quot;&quot;;&quot;&quot;;[.$AC4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3" table:formula="of:=IF([.W44]=&quot;&quot;;&quot;&quot;;&quot;$&quot; &amp;[.Y44] &amp; &quot;=&quot; &amp;[.W44] &amp; &quot;$&quot;)" office:value-type="string" office:string-value="$\SI{1}{\percent}=\frac{1}{100}$" calcext:value-type="string">
            <text:p>$\SI{1}{\percent}=\frac{1}{100}$</text:p>
          </table:table-cell>
          <table:table-cell table:style-name="ce88"/>
          <table:table-cell table:style-name="ce82" office:value-type="string" calcext:value-type="string">
            <text:p>\frac{1}{100}</text:p>
          </table:table-cell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5]=&quot;&quot;;&quot;&quot;;[.X45])" office:value-type="string" office:string-value="permille" calcext:value-type="string">
            <text:p>permille</text:p>
          </table:table-cell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48" table:formula="of:=IF([.$X45]=&quot;&quot;;&quot;&quot;;CONCATENATE(&quot;\SI{1}{&quot;;[.$AC45];&quot;}&quot;))" office:value-type="string" office:string-value="\SI{1}{\permille}" calcext:value-type="string">
            <text:p>\SI{1}{\permille}</text:p>
          </table:table-cell>
          <table:table-cell table:style-name="ce48" table:formula="of:=IF([.$AB45]=&quot;&quot;;&quot;&quot;;[.$AB45])" office:value-type="string" office:string-value="permille" calcext:value-type="string">
            <text:p>permille</text:p>
          </table:table-cell>
          <table:table-cell table:style-name="ce8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  <table:table-cell table:style-name="ce61"/>
          <table:table-cell table:style-name="ce3" table:formula="of:=IF([.$W45]=&quot;&quot;;&quot;&quot;;&quot;$&quot; &amp; [.$W45] &amp; &quot;$&quot;)" office:value-type="string" office:string-value="$\frac{1}{1000}$" calcext:value-type="string">
            <text:p>$\frac{1}{1000}$</text:p>
          </table:table-cell>
          <table:table-cell table:style-name="ce8" table:formula="of:=IF([.W45]=&quot;&quot;;&quot;&quot;;&quot;$&quot; &amp;[.Y45] &amp; &quot;=&quot; &amp;[.W45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"/>
          <table:table-cell table:style-name="ce3" table:formula="of:=IF([.X45]=&quot;&quot;;&quot;&quot;;[.$AC45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3" table:formula="of:=IF([.W45]=&quot;&quot;;&quot;&quot;;&quot;$&quot; &amp;[.Y45] &amp; &quot;=&quot; &amp;[.W45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8"/>
          <table:table-cell table:style-name="ce82" office:value-type="string" calcext:value-type="string">
            <text:p>\frac{1}{1000}</text:p>
          </table:table-cell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61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6]=&quot;&quot;;&quot;&quot;;[.X46])" office:value-type="string" office:string-value="voltage" calcext:value-type="string">
            <text:p>voltage</text:p>
          </table:table-cell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8" table:formula="of:=IF([.$X46]=&quot;&quot;;&quot;&quot;;CONCATENATE(&quot;\SI{1}{&quot;;[.$AC46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46]=&quot;&quot;;&quot;&quot;;CONCATENATE(&quot;\SI{1}{&quot;;[.$AC46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46]=&quot;&quot;;&quot;&quot;;[.$F46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46]=&quot;&quot;;&quot;&quot;;&quot;$&quot; &amp; [.$W46] &amp; &quot;$&quot;)" office:value-type="string" office:string-value="$\Delta\varphi$" calcext:value-type="string">
            <text:p>$\Delta\varphi$</text:p>
          </table:table-cell>
          <table:table-cell table:style-name="ce8" table:formula="of:=IF([.W46]=&quot;&quot;;&quot;&quot;;&quot;$&quot; &amp;[.Y46] &amp; &quot;=&quot; &amp;[.W46] &amp; &quot;$&quot;)" office:value-type="string" office:string-value="$V=\Delta\varphi$" calcext:value-type="string">
            <text:p>$V=\Delta\varphi$</text:p>
          </table:table-cell>
          <table:table-cell table:style-name="ce8"/>
          <table:table-cell table:style-name="ce3" table:formula="of:=IF([.X46]=&quot;&quot;;&quot;&quot;;[.$AC46])" office:value-type="string" office:string-value="\volt" calcext:value-type="string">
            <text:p>\volt</text:p>
          </table:table-cell>
          <table:table-cell table:style-name="ce7" table:formula="of:=IF([.X4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3" table:formula="of:=IF([.W46]=&quot;&quot;;&quot;&quot;;&quot;$&quot; &amp;[.Y46] &amp; &quot;=&quot; &amp;[.W46] &amp; &quot;$&quot;)" office:value-type="string" office:string-value="$V=\Delta\varphi$" calcext:value-type="string">
            <text:p>$V=\Delta\varphi$</text:p>
          </table:table-cell>
          <table:table-cell table:style-name="ce98"/>
          <table:table-cell office:value-type="string" calcext:value-type="string">
            <text:p>\Delta\varphi</text:p>
          </table:table-cell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7]=&quot;&quot;;&quot;&quot;;[.X47])" office:value-type="string" office:string-value="current" calcext:value-type="string">
            <text:p>current</text:p>
          </table:table-cell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8" table:formula="of:=IF([.$X47]=&quot;&quot;;&quot;&quot;;CONCATENATE(&quot;\SI{1}{&quot;;[.$AC47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48" table:formula="of:=IF([.$X47]=&quot;&quot;;&quot;&quot;;CONCATENATE(&quot;\SI{1}{&quot;;[.$AC47];&quot;}&quot;))" office:value-type="string" office:string-value="\SI{1}{\ampere}" calcext:value-type="string">
            <text:p>\SI{1}{\ampere}</text:p>
          </table:table-cell>
          <table:table-cell table:style-name="ce48" table:formula="of:=IF([.$AB47]=&quot;&quot;;&quot;&quot;;[.$AB47])" office:value-type="string" office:string-value="ampere" calcext:value-type="string">
            <text:p>ampere</text:p>
          </table:table-cell>
          <table:table-cell table:style-name="ce74"/>
          <table:table-cell table:style-name="ce3" table:formula="of:=IF([.$X47]=&quot;&quot;;&quot;&quot;;[.$F47])" office:value-type="string" office:string-value="\SI{1}{\ampere}" calcext:value-type="string">
            <text:p>\SI{1}{\ampere}</text:p>
          </table:table-cell>
          <table:table-cell table:style-name="ce61" table:number-columns-repeated="2"/>
          <table:table-cell table:style-name="ce3" table:formula="of:=IF([.$W47]=&quot;&quot;;&quot;&quot;;&quot;$&quot; &amp; [.$W47] &amp; &quot;$&quot;)">
            <text:p/>
          </table:table-cell>
          <table:table-cell table:style-name="ce8" table:formula="of:=IF([.W47]=&quot;&quot;;&quot;&quot;;&quot;$&quot; &amp;[.Y47] &amp; &quot;=&quot; &amp;[.W47] &amp; &quot;$&quot;)">
            <text:p/>
          </table:table-cell>
          <table:table-cell table:style-name="ce8"/>
          <table:table-cell table:style-name="ce3" table:formula="of:=IF([.X47]=&quot;&quot;;&quot;&quot;;[.$AC47])" office:value-type="string" office:string-value="\ampere" calcext:value-type="string">
            <text:p>\ampere</text:p>
          </table:table-cell>
          <table:table-cell table:style-name="ce7" table:formula="of:=IF([.X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3" table:formula="of:=IF([.W47]=&quot;&quot;;&quot;&quot;;&quot;$&quot; &amp;[.Y47] &amp; &quot;=&quot; &amp;[.W47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8]=&quot;&quot;;&quot;&quot;;[.X48])" office:value-type="string" office:string-value="flow rate" calcext:value-type="string">
            <text:p>flow rate</text:p>
          </table:table-cell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8" table:formula="of:=IF([.$X48]=&quot;&quot;;&quot;&quot;;CONCATENATE(&quot;\SI{1}{&quot;;[.$AC48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48" table:formula="of:=IF([.$X48]=&quot;&quot;;&quot;&quot;;CONCATENATE(&quot;\SI{1}{&quot;;[.$AC48];&quot;}&quot;))" office:value-type="string" office:string-value="\SI{1}{\meter\cubed\per\second}" calcext:value-type="string">
            <text:p>\SI{1}{\meter\cubed\per\second}</text:p>
          </table:table-cell>
          <table:table-cell table:style-name="ce48" table:formula="of:=IF([.$AB48]=&quot;&quot;;&quot;&quot;;[.$AB48])">
            <text:p/>
          </table:table-cell>
          <table:table-cell table:style-name="ce8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48]=&quot;&quot;;&quot;&quot;;&quot;$&quot; &amp; [.$W48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48]=&quot;&quot;;&quot;&quot;;&quot;$&quot; &amp;[.Y48] &amp; &quot;=&quot; &amp;[.W48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8"/>
          <table:table-cell table:style-name="ce3" table:formula="of:=IF([.X48]=&quot;&quot;;&quot;&quot;;[.$AC48])" office:value-type="string" office:string-value="\meter\cubed\per\second" calcext:value-type="string">
            <text:p>\meter\cubed\per\second</text:p>
          </table:table-cell>
          <table:table-cell table:style-name="ce7" table:formula="of:=IF([.X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3" table:formula="of:=IF([.W48]=&quot;&quot;;&quot;&quot;;&quot;$&quot; &amp;[.Y48] &amp; &quot;=&quot; &amp;[.W48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98"/>
          <table:table-cell office:value-type="string" calcext:value-type="string">
            <text:p>\frac{\Delta V}{\Delta t}</text:p>
          </table:table-cell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61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9]=&quot;&quot;;&quot;&quot;;[.X49])" office:value-type="string" office:string-value="temperature" calcext:value-type="string">
            <text:p>temperature</text:p>
          </table:table-cell>
          <table:table-cell table:style-name="ce7" table:formula="of:=IF([.$X49]=&quot;&quot;;&quot;&quot;;CONCATENATE(&quot;$&quot;;[.$Y4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49]=&quot;&quot;;&quot;&quot;;CONCATENATE(&quot;$&quot;;[.$Y49];&quot;$&quot;))" office:value-type="string" office:string-value="$T$" calcext:value-type="string">
            <text:p>$T$</text:p>
          </table:table-cell>
          <table:table-cell table:style-name="ce50" table:formula="of:=IF([.$X49]=&quot;&quot;;&quot;&quot;;CONCATENATE(&quot;\SI{1}{&quot;;[.$AC49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48" table:formula="of:=IF([.$X49]=&quot;&quot;;&quot;&quot;;CONCATENATE(&quot;\SI{1}{&quot;;[.$AC49];&quot;}&quot;))" office:value-type="string" office:string-value="\SI{1}{\kelvin}" calcext:value-type="string">
            <text:p>\SI{1}{\kelvin}</text:p>
          </table:table-cell>
          <table:table-cell table:style-name="ce48" table:formula="of:=IF([.$AB49]=&quot;&quot;;&quot;&quot;;[.$AB49])" office:value-type="string" office:string-value="kelvin" calcext:value-type="string">
            <text:p>kelvin</text:p>
          </table:table-cell>
          <table:table-cell table:style-name="ce8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  <table:table-cell table:style-name="ce3"/>
          <table:table-cell table:style-name="ce3" table:formula="of:=IF([.$W49]=&quot;&quot;;&quot;&quot;;&quot;$&quot; &amp; [.$W49] &amp; &quot;$&quot;)">
            <text:p/>
          </table:table-cell>
          <table:table-cell table:style-name="ce8" table:formula="of:=IF([.W49]=&quot;&quot;;&quot;&quot;;&quot;$&quot; &amp;[.Y49] &amp; &quot;=&quot; &amp;[.W49] &amp; &quot;$&quot;)">
            <text:p/>
          </table:table-cell>
          <table:table-cell table:style-name="ce8"/>
          <table:table-cell table:style-name="ce3" table:formula="of:=IF([.X49]=&quot;&quot;;&quot;&quot;;[.$AC49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3" table:formula="of:=IF([.W49]=&quot;&quot;;&quot;&quot;;&quot;$&quot; &amp;[.Y49] &amp; &quot;=&quot; &amp;[.W49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61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0]=&quot;&quot;;&quot;&quot;;[.X50])" office:value-type="string" office:string-value="moment of inertia" calcext:value-type="string">
            <text:p>moment of inertia</text:p>
          </table:table-cell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8" table:formula="of:=IF([.$X50]=&quot;&quot;;&quot;&quot;;CONCATENATE(&quot;\SI{1}{&quot;;[.$AC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48" table:formula="of:=IF([.$X50]=&quot;&quot;;&quot;&quot;;CONCATENATE(&quot;\SI{1}{&quot;;[.$AC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48" table:formula="of:=IF([.$AB50]=&quot;&quot;;&quot;&quot;;[.$AB50])">
            <text:p/>
          </table:table-cell>
          <table:table-cell table:style-name="ce8"/>
          <table:table-cell table:style-name="ce3" table:formula="of:=IF([.$X50]=&quot;&quot;;&quot;&quot;;[.$F50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X50]=&quot;&quot;;&quot;&quot;;CONCATENATE(&quot;\SI{1}{&quot;;[.$AD50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W50]=&quot;&quot;;&quot;&quot;;&quot;$&quot; &amp; [.$W50] &amp; &quot;$&quot;)" office:value-type="string" office:string-value="$\frac{M}{\alpha}$" calcext:value-type="string">
            <text:p>$\frac{M}{\alpha}$</text:p>
          </table:table-cell>
          <table:table-cell table:style-name="ce8" table:formula="of:=IF([.W50]=&quot;&quot;;&quot;&quot;;&quot;$&quot; &amp;[.Y50] &amp; &quot;=&quot; &amp;[.W50] &amp; &quot;$&quot;)" office:value-type="string" office:string-value="$J=\frac{M}{\alpha}$" calcext:value-type="string">
            <text:p>$J=\frac{M}{\alpha}$</text:p>
          </table:table-cell>
          <table:table-cell table:style-name="ce8"/>
          <table:table-cell table:style-name="ce3" table:formula="of:=IF([.X50]=&quot;&quot;;&quot;&quot;;[.$AC50])" office:value-type="string" office:string-value="\newton\meter\second\squared" calcext:value-type="string">
            <text:p>\newton\meter\second\squared</text:p>
          </table:table-cell>
          <table:table-cell table:style-name="ce7" table:formula="of:=IF([.X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3" table:formula="of:=IF([.W50]=&quot;&quot;;&quot;&quot;;&quot;$&quot; &amp;[.Y50] &amp; &quot;=&quot; &amp;[.W50] &amp; &quot;$&quot;)" office:value-type="string" office:string-value="$J=\frac{M}{\alpha}$" calcext:value-type="string">
            <text:p>$J=\frac{M}{\alpha}$</text:p>
          </table:table-cell>
          <table:table-cell table:style-name="ce88"/>
          <table:table-cell table:style-name="ce82" office:value-type="string" calcext:value-type="string">
            <text:p>\frac{M}{\alpha}</text:p>
          </table:table-cell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61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1]=&quot;&quot;;&quot;&quot;;[.X51])" office:value-type="string" office:string-value="volume" calcext:value-type="string">
            <text:p>volume</text:p>
          </table:table-cell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8" table:formula="of:=IF([.$X51]=&quot;&quot;;&quot;&quot;;CONCATENATE(&quot;\SI{1}{&quot;;[.$AC51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48" table:formula="of:=IF([.$X51]=&quot;&quot;;&quot;&quot;;CONCATENATE(&quot;\SI{1}{&quot;;[.$AC51];&quot;}&quot;))" office:value-type="string" office:string-value="\SI{1}{\meter\cubed}" calcext:value-type="string">
            <text:p>\SI{1}{\meter\cubed}</text:p>
          </table:table-cell>
          <table:table-cell table:style-name="ce48" table:formula="of:=IF([.$AB51]=&quot;&quot;;&quot;&quot;;[.$AB51])" office:value-type="string" office:string-value="cubic metre" calcext:value-type="string">
            <text:p>cubic metre</text:p>
          </table:table-cell>
          <table:table-cell table:style-name="ce8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51]=&quot;&quot;;&quot;&quot;;&quot;$&quot; &amp; [.$W51] &amp; &quot;$&quot;)" office:value-type="string" office:string-value="$l \cdot w \cdot h$" calcext:value-type="string">
            <text:p>$l \cdot w \cdot h$</text:p>
          </table:table-cell>
          <table:table-cell table:style-name="ce8" table:formula="of:=IF([.W51]=&quot;&quot;;&quot;&quot;;&quot;$&quot; &amp;[.Y51] &amp; &quot;=&quot; &amp;[.W51] &amp; &quot;$&quot;)" office:value-type="string" office:string-value="$V=l \cdot w \cdot h$" calcext:value-type="string">
            <text:p>$V=l \cdot w \cdot h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X51]=&quot;&quot;;&quot;&quot;;[.$AC51])" office:value-type="string" office:string-value="\meter\cubed" calcext:value-type="string">
            <text:p>\meter\cubed</text:p>
          </table:table-cell>
          <table:table-cell table:style-name="ce7" table:formula="of:=IF([.X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3" table:formula="of:=IF([.W51]=&quot;&quot;;&quot;&quot;;&quot;$&quot; &amp;[.Y51] &amp; &quot;=&quot; &amp;[.W51] &amp; &quot;$&quot;)" office:value-type="string" office:string-value="$V=l \cdot w \cdot h$" calcext:value-type="string">
            <text:p>$V=l \cdot w \cdot h$</text:p>
          </table:table-cell>
          <table:table-cell table:style-name="ce88"/>
          <table:table-cell table:style-name="ce82" office:value-type="string" calcext:value-type="string">
            <text:p>l \cdot w \cdot h</text:p>
          </table:table-cell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61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2]=&quot;&quot;;&quot;&quot;;[.X52])" office:value-type="string" office:string-value="wavelength" calcext:value-type="string">
            <text:p>wavelength</text:p>
          </table:table-cell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8" table:formula="of:=IF([.$X52]=&quot;&quot;;&quot;&quot;;CONCATENATE(&quot;\SI{1}{&quot;;[.$AC52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48" table:formula="of:=IF([.$X52]=&quot;&quot;;&quot;&quot;;CONCATENATE(&quot;\SI{1}{&quot;;[.$AC52];&quot;}&quot;))" office:value-type="string" office:string-value="\SI{1}{\meter}" calcext:value-type="string">
            <text:p>\SI{1}{\meter}</text:p>
          </table:table-cell>
          <table:table-cell table:style-name="ce48" table:formula="of:=IF([.$AB52]=&quot;&quot;;&quot;&quot;;[.$AB52])">
            <text:p/>
          </table:table-cell>
          <table:table-cell table:style-name="ce8"/>
          <table:table-cell table:style-name="ce3" table:formula="of:=IF([.$X52]=&quot;&quot;;&quot;&quot;;[.$F52])" office:value-type="string" office:string-value="\SI{1}{\meter}" calcext:value-type="string">
            <text:p>\SI{1}{\meter}</text:p>
          </table:table-cell>
          <table:table-cell table:style-name="ce61"/>
          <table:table-cell table:style-name="ce3"/>
          <table:table-cell table:style-name="ce3" table:formula="of:=IF([.$W52]=&quot;&quot;;&quot;&quot;;&quot;$&quot; &amp; [.$W52] &amp; &quot;$&quot;)" office:value-type="string" office:string-value="$\frac{c}{f}$" calcext:value-type="string">
            <text:p>$\frac{c}{f}$</text:p>
          </table:table-cell>
          <table:table-cell table:style-name="ce8" table:formula="of:=IF([.W52]=&quot;&quot;;&quot;&quot;;&quot;$&quot; &amp;[.Y52] &amp; &quot;=&quot; &amp;[.W52] &amp; &quot;$&quot;)" office:value-type="string" office:string-value="$\lambda=\frac{c}{f}$" calcext:value-type="string">
            <text:p>$\lambda=\frac{c}{f}$</text:p>
          </table:table-cell>
          <table:table-cell table:style-name="ce3"/>
          <table:table-cell table:style-name="ce3" table:formula="of:=IF([.X52]=&quot;&quot;;&quot;&quot;;[.$AC52])" office:value-type="string" office:string-value="\meter" calcext:value-type="string">
            <text:p>\meter</text:p>
          </table:table-cell>
          <table:table-cell table:style-name="ce7" table:formula="of:=IF([.X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3" table:formula="of:=IF([.W52]=&quot;&quot;;&quot;&quot;;&quot;$&quot; &amp;[.Y52] &amp; &quot;=&quot; &amp;[.W52] &amp; &quot;$&quot;)" office:value-type="string" office:string-value="$\lambda=\frac{c}{f}$" calcext:value-type="string">
            <text:p>$\lambda=\frac{c}{f}$</text:p>
          </table:table-cell>
          <table:table-cell table:style-name="ce88"/>
          <table:table-cell table:style-name="ce82" office:value-type="string" calcext:value-type="string">
            <text:p>\frac{c}{f}</text:p>
          </table:table-cell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61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53]=&quot;&quot;;&quot;&quot;;[.X53])" office:value-type="string" office:string-value="resistance" calcext:value-type="string">
            <text:p>resistance</text:p>
          </table:table-cell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8" table:formula="of:=IF([.$X53]=&quot;&quot;;&quot;&quot;;CONCATENATE(&quot;\SI{1}{&quot;;[.$AC53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48" table:formula="of:=IF([.$X53]=&quot;&quot;;&quot;&quot;;CONCATENATE(&quot;\SI{1}{&quot;;[.$AC53];&quot;}&quot;))" office:value-type="string" office:string-value="\SI{1}{\ohm}" calcext:value-type="string">
            <text:p>\SI{1}{\ohm}</text:p>
          </table:table-cell>
          <table:table-cell table:style-name="ce48" table:formula="of:=IF([.$AB53]=&quot;&quot;;&quot;&quot;;[.$AB53])" office:value-type="string" office:string-value="ohm" calcext:value-type="string">
            <text:p>ohm</text:p>
          </table:table-cell>
          <table:table-cell table:style-name="ce8"/>
          <table:table-cell table:style-name="ce3" table:formula="of:=IF([.$X53]=&quot;&quot;;&quot;&quot;;[.$F53])" office:value-type="string" office:string-value="\SI{1}{\ohm}" calcext:value-type="string">
            <text:p>\SI{1}{\ohm}</text:p>
          </table:table-cell>
          <table:table-cell table:style-name="ce3" table:formula="of:=IF([.X53]=&quot;&quot;;&quot;&quot;;CONCATENATE(&quot;\SI{1}{&quot;;[.$AD53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W53]=&quot;&quot;;&quot;&quot;;&quot;$&quot; &amp; [.$W53] &amp; &quot;$&quot;)" office:value-type="string" office:string-value="$\frac{V}{I}$" calcext:value-type="string">
            <text:p>$\frac{V}{I}$</text:p>
          </table:table-cell>
          <table:table-cell table:style-name="ce8" table:formula="of:=IF([.W53]=&quot;&quot;;&quot;&quot;;&quot;$&quot; &amp;[.Y53] &amp; &quot;=&quot; &amp;[.W53] &amp; &quot;$&quot;)" office:value-type="string" office:string-value="$R=\frac{V}{I}$" calcext:value-type="string">
            <text:p>$R=\frac{V}{I}$</text:p>
          </table:table-cell>
          <table:table-cell table:style-name="ce3"/>
          <table:table-cell table:style-name="ce3" table:formula="of:=IF([.X53]=&quot;&quot;;&quot;&quot;;[.$AC53])" office:value-type="string" office:string-value="\ohm" calcext:value-type="string">
            <text:p>\ohm</text:p>
          </table:table-cell>
          <table:table-cell table:style-name="ce7" table:formula="of:=IF([.X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3" table:formula="of:=IF([.W53]=&quot;&quot;;&quot;&quot;;&quot;$&quot; &amp;[.Y53] &amp; &quot;=&quot; &amp;[.W53] &amp; &quot;$&quot;)" office:value-type="string" office:string-value="$R=\frac{V}{I}$" calcext:value-type="string">
            <text:p>$R=\frac{V}{I}$</text:p>
          </table:table-cell>
          <table:table-cell table:style-name="ce98"/>
          <table:table-cell office:value-type="string" calcext:value-type="string">
            <text:p>\frac{V}{I}</text:p>
          </table:table-cell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61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4]=&quot;&quot;;&quot;&quot;;[.X54])" office:value-type="string" office:string-value="angle" calcext:value-type="string">
            <text:p>angle</text:p>
          </table:table-cell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8" table:formula="of:=IF([.$X54]=&quot;&quot;;&quot;&quot;;CONCATENATE(&quot;\SI{1}{&quot;;[.$AC54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48" table:formula="of:=IF([.$X54]=&quot;&quot;;&quot;&quot;;CONCATENATE(&quot;\SI{1}{&quot;;[.$AC54];&quot;}&quot;))" office:value-type="string" office:string-value="\SI{1}{\radian}" calcext:value-type="string">
            <text:p>\SI{1}{\radian}</text:p>
          </table:table-cell>
          <table:table-cell table:style-name="ce48" table:formula="of:=IF([.$AB54]=&quot;&quot;;&quot;&quot;;[.$AB54])" office:value-type="string" office:string-value="radian" calcext:value-type="string">
            <text:p>radian</text:p>
          </table:table-cell>
          <table:table-cell table:style-name="ce8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W54]=&quot;&quot;;&quot;&quot;;&quot;$&quot; &amp; [.$W54] &amp; &quot;$&quot;)" office:value-type="string" office:string-value="$\frac{s}{r}$" calcext:value-type="string">
            <text:p>$\frac{s}{r}$</text:p>
          </table:table-cell>
          <table:table-cell table:style-name="ce8" table:formula="of:=IF([.W54]=&quot;&quot;;&quot;&quot;;&quot;$&quot; &amp;[.Y54] &amp; &quot;=&quot; &amp;[.W54] &amp; &quot;$&quot;)" office:value-type="string" office:string-value="$\theta=\frac{s}{r}$" calcext:value-type="string">
            <text:p>$\theta=\frac{s}{r}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61"/>
          <table:table-cell table:style-name="ce7" table:formula="of:=IF([.X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3" table:formula="of:=IF([.W54]=&quot;&quot;;&quot;&quot;;&quot;$&quot; &amp;[.Y54] &amp; &quot;=&quot; &amp;[.W54] &amp; &quot;$&quot;)" office:value-type="string" office:string-value="$\theta=\frac{s}{r}$" calcext:value-type="string">
            <text:p>$\theta=\frac{s}{r}$</text:p>
          </table:table-cell>
          <table:table-cell table:style-name="ce98"/>
          <table:table-cell office:value-type="string" calcext:value-type="string">
            <text:p>\frac{s}{r}</text:p>
          </table:table-cell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61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5]=&quot;&quot;;&quot;&quot;;[.X55])" office:value-type="string" office:string-value="angular velocity" calcext:value-type="string">
            <text:p>angular velocity</text:p>
          </table:table-cell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9" table:formula="of:=IF([.$X55]=&quot;&quot;;&quot;&quot;;CONCATENATE(&quot;\si{&quot;;[.$AC55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48" table:formula="of:=IF([.$X55]=&quot;&quot;;&quot;&quot;;CONCATENATE(&quot;\SI{1}{&quot;;[.$AC55];&quot;}&quot;))" office:value-type="string" office:string-value="\SI{1}{\per\second}" calcext:value-type="string">
            <text:p>\SI{1}{\per\second}</text:p>
          </table:table-cell>
          <table:table-cell table:style-name="ce48" table:formula="of:=IF([.$AB55]=&quot;&quot;;&quot;&quot;;[.$AB55])">
            <text:p/>
          </table:table-cell>
          <table:table-cell table:style-name="ce8"/>
          <table:table-cell table:style-name="ce61" table:formula="of:=IF([.$X55]=&quot;&quot;;&quot;&quot;;[.$F55])" office:value-type="string" office:string-value="\si{\per\second}" calcext:value-type="string">
            <text:p>\si{\per\second}</text:p>
          </table:table-cell>
          <table:table-cell table:style-name="ce61"/>
          <table:table-cell table:style-name="ce3"/>
          <table:table-cell table:style-name="ce3" table:formula="of:=IF([.$W55]=&quot;&quot;;&quot;&quot;;&quot;$&quot; &amp; [.$W55] &amp; &quot;$&quot;)" office:value-type="string" office:string-value="$\frac{\Delta\theta}{\Delta t}$" calcext:value-type="string">
            <text:p>$\frac{\Delta\theta}{\Delta t}$</text:p>
          </table:table-cell>
          <table:table-cell table:style-name="ce8" table:formula="of:=IF([.W55]=&quot;&quot;;&quot;&quot;;&quot;$&quot; &amp;[.Y55] &amp; &quot;=&quot; &amp;[.W55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8"/>
          <table:table-cell table:style-name="ce3" table:formula="of:=IF([.X55]=&quot;&quot;;&quot;&quot;;[.$AC55])" office:value-type="string" office:string-value="\per\second" calcext:value-type="string">
            <text:p>\per\second</text:p>
          </table:table-cell>
          <table:table-cell table:style-name="ce7" table:formula="of:=IF([.X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3" table:formula="of:=IF([.W55]=&quot;&quot;;&quot;&quot;;&quot;$&quot; &amp;[.Y55] &amp; &quot;=&quot; &amp;[.W55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98"/>
          <table:table-cell office:value-type="string" calcext:value-type="string">
            <text:p>\frac{\Delta\theta}{\Delta t}</text:p>
          </table:table-cell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61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6]=&quot;&quot;;&quot;&quot;;[.X56])" office:value-type="string" office:string-value="angular acceleration" calcext:value-type="string">
            <text:p>angular acceleration</text:p>
          </table:table-cell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9" table:formula="of:=IF([.$X56]=&quot;&quot;;&quot;&quot;;CONCATENATE(&quot;\si{&quot;;[.$AC56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48" table:formula="of:=IF([.$X56]=&quot;&quot;;&quot;&quot;;CONCATENATE(&quot;\SI{1}{&quot;;[.$AC56];&quot;}&quot;))" office:value-type="string" office:string-value="\SI{1}{\per\second\squared}" calcext:value-type="string">
            <text:p>\SI{1}{\per\second\squared}</text:p>
          </table:table-cell>
          <table:table-cell table:style-name="ce48" table:formula="of:=IF([.$AB56]=&quot;&quot;;&quot;&quot;;[.$AB56])">
            <text:p/>
          </table:table-cell>
          <table:table-cell table:style-name="ce8"/>
          <table:table-cell table:style-name="ce61" table:formula="of:=IF([.$X56]=&quot;&quot;;&quot;&quot;;[.$F56])" office:value-type="string" office:string-value="\si{\per\second\squared}" calcext:value-type="string">
            <text:p>\si{\per\second\squared}</text:p>
          </table:table-cell>
          <table:table-cell table:style-name="ce61" table:number-columns-repeated="2"/>
          <table:table-cell table:style-name="ce3" table:formula="of:=IF([.$W56]=&quot;&quot;;&quot;&quot;;&quot;$&quot; &amp; [.$W56] &amp; &quot;$&quot;)" office:value-type="string" office:string-value="$\frac{\Delta\omega}{\Delta t}$" calcext:value-type="string">
            <text:p>$\frac{\Delta\omega}{\Delta t}$</text:p>
          </table:table-cell>
          <table:table-cell table:style-name="ce8" table:formula="of:=IF([.W56]=&quot;&quot;;&quot;&quot;;&quot;$&quot; &amp;[.Y56] &amp; &quot;=&quot; &amp;[.W56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8"/>
          <table:table-cell table:style-name="ce3" table:formula="of:=IF([.X56]=&quot;&quot;;&quot;&quot;;[.$AC56])" office:value-type="string" office:string-value="\per\second\squared" calcext:value-type="string">
            <text:p>\per\second\squared</text:p>
          </table:table-cell>
          <table:table-cell table:style-name="ce7" table:formula="of:=IF([.X5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3" table:formula="of:=IF([.W56]=&quot;&quot;;&quot;&quot;;&quot;$&quot; &amp;[.Y56] &amp; &quot;=&quot; &amp;[.W56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98"/>
          <table:table-cell office:value-type="string" calcext:value-type="string">
            <text:p>\frac{\Delta\omega}{\Delta t}</text:p>
          </table:table-cell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61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7]=&quot;&quot;;&quot;&quot;;[.X57])" office:value-type="string" office:string-value="efficiency" calcext:value-type="string">
            <text:p>efficiency</text:p>
          </table:table-cell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8" table:formula="of:=IF([.$X57]=&quot;&quot;;&quot;&quot;;CONCATENATE(&quot;\SI{1}{&quot;;[.$AC57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48" table:formula="of:=IF([.$X57]=&quot;&quot;;&quot;&quot;;CONCATENATE(&quot;\SI{1}{&quot;;[.$AC57];&quot;}&quot;))" office:value-type="string" office:string-value="\SI{1}{\percent}" calcext:value-type="string">
            <text:p>\SI{1}{\percent}</text:p>
          </table:table-cell>
          <table:table-cell table:style-name="ce51"/>
          <table:table-cell table:style-name="ce8"/>
          <table:table-cell table:style-name="ce61" office:value-type="string" calcext:value-type="string">
            <text:p>\SI{<text:span text:style-name="T1">45</text:span>}{\percent}</text:p>
          </table:table-cell>
          <table:table-cell table:style-name="ce61" office:value-type="string" calcext:value-type="string">
            <text:p>\num{<text:span text:style-name="T3">0.45</text:span>}</text:p>
          </table:table-cell>
          <table:table-cell table:style-name="ce61"/>
          <table:table-cell table:style-name="ce3" table:formula="of:=IF([.$W57]=&quot;&quot;;&quot;&quot;;&quot;$&quot; &amp; [.$W57] &amp; &quot;$&quot;)" office:value-type="string" office:string-value="$\frac{E_{\text{out}}}{E_{\text{in}}}$" calcext:value-type="string">
            <text:p>$\frac{E_{\text{out}}}{E_{\text{in}}}$</text:p>
          </table:table-cell>
          <table:table-cell table:style-name="ce8" table:formula="of:=IF([.W57]=&quot;&quot;;&quot;&quot;;&quot;$&quot; &amp;[.Y57] &amp; &quot;=&quot; &amp;[.W57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8"/>
          <table:table-cell table:style-name="ce3" table:formula="of:=IF([.X57]=&quot;&quot;;&quot;&quot;;[.$AC57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3" table:formula="of:=IF([.W57]=&quot;&quot;;&quot;&quot;;&quot;$&quot; &amp;[.Y57] &amp; &quot;=&quot; &amp;[.W57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98"/>
          <table:table-cell office:value-type="string" calcext:value-type="string">
            <text:p>\frac{E_{\text{out}}}{E_{\text{in}}}</text:p>
          </table:table-cell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8]=&quot;&quot;;&quot;&quot;;[.X58])" office:value-type="string" office:string-value="weight" calcext:value-type="string">
            <text:p>weight</text:p>
          </table:table-cell>
          <table:table-cell table:style-name="ce7" table:formula="of:=IF([.$X58]=&quot;&quot;;&quot;&quot;;CONCATENATE(&quot;$&quot;;[.$Y58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48" table:formula="of:=IF([.$X58]=&quot;&quot;;&quot;&quot;;CONCATENATE(&quot;\SI{1}{&quot;;[.$AC58];&quot;}&quot;))" office:value-type="string" office:string-value="\SI{1}{\newton}" calcext:value-type="string">
            <text:p>\SI{1}{\newton}</text:p>
          </table:table-cell>
          <table:table-cell table:style-name="ce51"/>
          <table:table-cell table:style-name="ce8"/>
          <table:table-cell table:style-name="ce61" table:number-columns-repeated="3"/>
          <table:table-cell table:style-name="ce3" table:formula="of:=IF([.$W58]=&quot;&quot;;&quot;&quot;;&quot;$&quot; &amp; [.$W58] &amp; &quot;$&quot;)" office:value-type="string" office:string-value="$m\cdot g$" calcext:value-type="string">
            <text:p>$m\cdot g$</text:p>
          </table:table-cell>
          <table:table-cell table:style-name="ce8" table:formula="of:=IF([.W58]=&quot;&quot;;&quot;&quot;;&quot;$&quot; &amp;[.Y58] &amp; &quot;=&quot; &amp;[.W58] &amp; &quot;$&quot;)" office:value-type="string" office:string-value="$W=m\cdot g$" calcext:value-type="string">
            <text:p>$W=m\cdot g$</text:p>
          </table:table-cell>
          <table:table-cell table:style-name="ce8"/>
          <table:table-cell table:style-name="ce3" table:formula="of:=IF([.X58]=&quot;&quot;;&quot;&quot;;[.$AC58])" office:value-type="string" office:string-value="\newton" calcext:value-type="string">
            <text:p>\newton</text:p>
          </table:table-cell>
          <table:table-cell table:style-name="ce7" table:formula="of:=IF([.X5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W$" calcext:value-type="string">
            <text:p>$W$</text:p>
          </table:table-cell>
          <table:table-cell table:style-name="ce3" table:formula="of:=IF([.W58]=&quot;&quot;;&quot;&quot;;&quot;$&quot; &amp;[.Y58] &amp; &quot;=&quot; &amp;[.W58] &amp; &quot;$&quot;)" office:value-type="string" office:string-value="$W=m\cdot g$" calcext:value-type="string">
            <text:p>$W=m\cdot g$</text:p>
          </table:table-cell>
          <table:table-cell table:style-name="ce98"/>
          <table:table-cell office:value-type="string" calcext:value-type="string">
            <text:p>m\cdot g</text:p>
          </table:table-cell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40"/>
          <table:table-cell table:style-name="ce8"/>
          <table:table-cell table:number-columns-repeated="986"/>
        </table:table-row>
        <table:table-row table:style-name="ro1" table:number-rows-repeated="1048516">
          <table:table-cell table:number-columns-repeated="1030"/>
        </table:table-row>
        <table:table-row table:style-name="ro1">
          <table:table-cell table:number-columns-repeated="1030"/>
        </table:table-row>
      </table:table>
      <table:table table:name="alternatives" table:style-name="ta1">
        <table:table-column table:style-name="co10" table:default-cell-style-name="ce3"/>
        <table:table-column table:style-name="co31" table:default-cell-style-name="ce3"/>
        <table:table-column table:style-name="co26" table:number-columns-repeated="2" table:default-cell-style-name="Default"/>
        <table:table-column table:style-name="co10" table:default-cell-style-name="ce3"/>
        <table:table-column table:style-name="co31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61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61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61"/>
          <table:table-cell table:number-columns-repeated="2"/>
          <table:table-cell table:style-name="ce52"/>
          <table:table-cell table:style-name="ce61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61"/>
          <table:table-cell table:number-columns-repeated="2"/>
          <table:table-cell table:formula="of:=IF([.$T13]=&quot;&quot;;&quot;&quot;;[.$F13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1.34</text:span>}{\g\per\cm\cubed}</text:p>
          </table:table-cell>
          <table:table-cell table:style-name="ce61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80</text:span>}{\deci\m\squared}</text:p>
          </table:table-cell>
          <table:table-cell table:style-name="ce61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35</text:span>}{a}</text:p>
          </table:table-cell>
          <table:table-cell table:style-name="ce61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65</text:span>}{\hectare}</text:p>
          </table:table-cell>
          <table:table-cell table:style-name="ce61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61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61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61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61"/>
          <table:table-cell table:number-columns-repeated="2"/>
          <table:table-cell table:formula="of:=IF([.$T32]=&quot;&quot;;&quot;&quot;;[.$F32])">
            <text:p/>
          </table:table-cell>
          <table:table-cell table:style-name="ce61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2</text:span>}{\minute}</text:p>
          </table:table-cell>
          <table:table-cell table:style-name="ce61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61"/>
          <table:table-cell table:number-columns-repeated="2"/>
          <table:table-cell table:formula="of:=IF([.$T40]=&quot;&quot;;&quot;&quot;;[.$F40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3">35</text:span>}{\percent}</text:p>
          </table:table-cell>
          <table:table-cell table:style-name="ce61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61" office:value-type="string" calcext:value-type="string">
            <text:p>\SI{<text:span text:style-name="T3">2.5</text:span>}{\permille}</text:p>
          </table:table-cell>
          <table:table-cell table:style-name="ce61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61"/>
          <table:table-cell table:number-columns-repeated="2"/>
          <table:table-cell table:formula="of:=IF([.$T43]=&quot;&quot;;&quot;&quot;;[.$F43])">
            <text:p/>
          </table:table-cell>
          <table:table-cell table:style-name="ce61"/>
        </table:table-row>
        <table:table-row table:style-name="ro1">
          <table:table-cell table:formula="of:=IF([.$T44]=&quot;&quot;;&quot;&quot;;[.$F44])">
            <text:p/>
          </table:table-cell>
          <table:table-cell table:style-name="ce61"/>
          <table:table-cell table:number-columns-repeated="2"/>
          <table:table-cell table:formula="of:=IF([.$T44]=&quot;&quot;;&quot;&quot;;[.$F44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20</text:span>}{\litre\per\minute}</text:p>
          </table:table-cell>
          <table:table-cell table:style-name="ce61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-173</text:span>}{\celsius}</text:p>
          </table:table-cell>
          <table:table-cell table:style-name="ce61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350</text:span>}{\litre}</text:p>
          </table:table-cell>
          <table:table-cell table:style-name="ce61" office:value-type="string" calcext:value-type="string">
            <text:p>\SI{0.35}{\m\cubed}</text:p>
          </table:table-cell>
          <table:table-cell table:number-columns-repeated="2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61"/>
          <table:table-cell table:number-columns-repeated="2"/>
          <table:table-cell table:formula="of:=IF([.$T49]=&quot;&quot;;&quot;&quot;;[.$F49])">
            <text:p/>
          </table:table-cell>
          <table:table-cell table:style-name="ce61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60</text:span>}{\degree}</text:p>
          </table:table-cell>
          <table:table-cell table:style-name="ce61" office:value-type="string" calcext:value-type="string">
            <text:p>$\frac{\pi}{3}$</text:p>
          </table:table-cell>
          <table:table-cell table:number-columns-repeated="2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61" table:formula="of:=IF([.$T52]=&quot;&quot;;&quot;&quot;;[.$F52])">
            <text:p/>
          </table:table-cell>
          <table:table-cell table:style-name="ce61"/>
          <table:table-cell table:number-columns-repeated="2"/>
          <table:table-cell table:style-name="ce61" table:formula="of:=IF([.$T52]=&quot;&quot;;&quot;&quot;;[.$F52])">
            <text:p/>
          </table:table-cell>
          <table:table-cell table:style-name="ce61"/>
        </table:table-row>
        <table:table-row table:style-name="ro1">
          <table:table-cell table:style-name="ce61" table:formula="of:=IF([.$T53]=&quot;&quot;;&quot;&quot;;[.$F53])">
            <text:p/>
          </table:table-cell>
          <table:table-cell table:style-name="ce61"/>
          <table:table-cell table:number-columns-repeated="2"/>
          <table:table-cell table:style-name="ce61" table:formula="of:=IF([.$T53]=&quot;&quot;;&quot;&quot;;[.$F53])">
            <text:p/>
          </table:table-cell>
          <table:table-cell table:style-name="ce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0:30:46.42253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10:44:35.699980000</dc:date>
    <meta:editing-duration>PT14H24M24S</meta:editing-duration>
    <meta:editing-cycles>277</meta:editing-cycles>
    <meta:generator>LibreOffice/25.2.4.3$MacOSX_AARCH64 LibreOffice_project/33e196637044ead23f5c3226cde09b47731f7e27</meta:generator>
    <meta:print-date>2021-01-04T12:19:59.376833236</meta:print-date>
    <meta:document-statistic meta:table-count="2" meta:cell-count="1488" meta:object-count="0"/>
  </office:meta>
</office:document-meta>
</file>